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4" style:family="table">
      <style:table-properties style:rel-width="100%" table:align="left" style:may-break-between-rows="true"/>
    </style:style>
    <style:style style:name="Table4.A" style:family="table-column">
      <style:table-column-properties style:rel-column-width="2446*"/>
    </style:style>
    <style:style style:name="Table4.B" style:family="table-column">
      <style:table-column-properties style:rel-column-width="689*"/>
    </style:style>
    <style:style style:name="Table4.C" style:family="table-column">
      <style:table-column-properties style:rel-column-width="3406*"/>
    </style:style>
    <style:style style:name="Table4.D" style:family="table-column">
      <style:table-column-properties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rel-width="100%" table:align="left" style:may-break-between-rows="true"/>
    </style:style>
    <style:style style:name="Table6.A" style:family="table-column">
      <style:table-column-properties style:rel-column-width="2409*"/>
    </style:style>
    <style:style style:name="Table6.B" style:family="table-column">
      <style:table-column-properties style:rel-column-width="1694*"/>
    </style:style>
    <style:style style:name="Table6.C" style:family="table-column">
      <style:table-column-properties style:rel-column-width="1656*"/>
    </style:style>
    <style:style style:name="Table6.D" style:family="table-column">
      <style:table-column-properties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rel-width="100%" table:align="left" style:may-break-between-rows="true"/>
    </style:style>
    <style:style style:name="Table4.A" style:family="table-column">
      <style:table-column-properties style:rel-column-width="2446*"/>
    </style:style>
    <style:style style:name="Table4.B" style:family="table-column">
      <style:table-column-properties style:rel-column-width="689*"/>
    </style:style>
    <style:style style:name="Table4.C" style:family="table-column">
      <style:table-column-properties style:rel-column-width="3406*"/>
    </style:style>
    <style:style style:name="Table4.D" style:family="table-column">
      <style:table-column-properties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rel-width="100%" table:align="left" style:may-break-between-rows="true"/>
    </style:style>
    <style:style style:name="Table6.A" style:family="table-column">
      <style:table-column-properties style:rel-column-width="2409*"/>
    </style:style>
    <style:style style:name="Table6.B" style:family="table-column">
      <style:table-column-properties style:rel-column-width="1694*"/>
    </style:style>
    <style:style style:name="Table6.C" style:family="table-column">
      <style:table-column-properties style:rel-column-width="1656*"/>
    </style:style>
    <style:style style:name="Table6.D" style:family="table-column">
      <style:table-column-properties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P1" style:family="paragraph" style:parent-style-name="Heading_20_3">
      <style:text-properties officeooo:rsid="00127397" officeooo:paragraph-rsid="002c5916"/>
    </style:style>
    <style:style style:name="P2" style:family="paragraph" style:parent-style-name="Heading_20_3">
      <style:text-properties officeooo:rsid="001b207f" officeooo:paragraph-rsid="002c5916"/>
    </style:style>
    <style:style style:name="P3" style:family="paragraph" style:parent-style-name="Heading_20_3">
      <style:text-properties officeooo:paragraph-rsid="002c5916"/>
    </style:style>
    <style:style style:name="P4" style:family="paragraph" style:parent-style-name="Text_20_body">
      <style:text-properties officeooo:paragraph-rsid="002c5916"/>
    </style:style>
    <style:style style:name="P5" style:family="paragraph" style:parent-style-name="Heading_20_4">
      <style:text-properties officeooo:paragraph-rsid="002c5916"/>
    </style:style>
    <style:style style:name="P6" style:family="paragraph" style:parent-style-name="Text_20_body">
      <style:text-properties officeooo:paragraph-rsid="001e866e"/>
    </style:style>
    <style:style style:name="P7" style:family="paragraph" style:parent-style-name="Text_20_body">
      <style:text-properties officeooo:paragraph-rsid="001fe301"/>
    </style:style>
    <style:style style:name="P8" style:family="paragraph" style:parent-style-name="Text_20_body">
      <style:paragraph-properties fo:text-align="start" style:justify-single-word="false"/>
      <style:text-properties officeooo:paragraph-rsid="0036b4f3"/>
    </style:style>
    <style:style style:name="P9" style:family="paragraph" style:parent-style-name="Text_20_body">
      <style:paragraph-properties fo:text-align="start" style:justify-single-word="false"/>
      <style:text-properties officeooo:paragraph-rsid="001fe301"/>
    </style:style>
    <style:style style:name="P10" style:family="paragraph" style:parent-style-name="Text_20_body" style:list-style-name="L1"/>
    <style:style style:name="P11" style:family="paragraph" style:parent-style-name="Text_20_body">
      <style:paragraph-properties fo:text-align="start" style:justify-single-word="false"/>
    </style:style>
    <style:style style:name="P12" style:family="paragraph" style:parent-style-name="Table_20_Contents">
      <style:text-properties officeooo:paragraph-rsid="0020ccc1"/>
    </style:style>
    <style:style style:name="P13" style:family="paragraph" style:parent-style-name="Text_20_body">
      <style:text-properties officeooo:paragraph-rsid="0021cbb5"/>
    </style:style>
    <style:style style:name="P14" style:family="paragraph" style:parent-style-name="Heading_20_2">
      <style:paragraph-properties fo:break-before="page"/>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paragraph-properties fo:text-align="start" style:justify-single-word="false"/>
    </style:style>
    <style:style style:name="P18" style:family="paragraph" style:parent-style-name="Text_20_body" style:list-style-name="L5"/>
    <style:style style:name="P19" style:family="paragraph" style:parent-style-name="Text_20_body" style:list-style-name="L5">
      <style:paragraph-properties fo:text-align="start" style:justify-single-word="false"/>
    </style:style>
    <style:style style:name="P20" style:family="paragraph" style:parent-style-name="Text_20_body">
      <style:text-properties officeooo:paragraph-rsid="001e866e"/>
    </style:style>
    <style:style style:name="P21" style:family="paragraph" style:parent-style-name="Text_20_body">
      <style:paragraph-properties fo:text-align="start" style:justify-single-word="false"/>
    </style:style>
    <style:style style:name="P22" style:family="paragraph" style:parent-style-name="Text_20_body">
      <style:text-properties style:font-name="Times New Roman2" fo:font-size="12pt" style:font-size-asian="10.5pt" style:font-size-complex="12pt"/>
    </style:style>
    <style:style style:name="P23" style:family="paragraph" style:parent-style-name="Text_20_body">
      <style:text-properties officeooo:paragraph-rsid="001fe301"/>
    </style:style>
    <style:style style:name="P24" style:family="paragraph" style:parent-style-name="Table_20_Contents">
      <style:text-properties officeooo:paragraph-rsid="0020ccc1"/>
    </style:style>
    <style:style style:name="P25" style:family="paragraph" style:parent-style-name="Text_20_body" style:master-page-name="">
      <style:paragraph-properties style:page-number="auto" fo:keep-with-next="always"/>
    </style:style>
    <style:style style:name="P26" style:family="paragraph" style:parent-style-name="Text_20_body" style:list-style-name="L1"/>
    <style:style style:name="P27" style:family="paragraph" style:parent-style-name="Text_20_body" style:list-style-name="L6"/>
    <style:style style:name="P28" style:family="paragraph" style:parent-style-name="Text_20_body" style:list-style-name="L6">
      <style:text-properties officeooo:paragraph-rsid="0021cbb5"/>
    </style:style>
    <style:style style:name="P29" style:family="paragraph" style:parent-style-name="Text_20_body" style:list-style-name="L7">
      <style:text-properties officeooo:paragraph-rsid="00318e38"/>
    </style:style>
    <style:style style:name="P30" style:family="paragraph" style:parent-style-name="Text_20_body" style:list-style-name="L7">
      <style:text-properties fo:font-style="normal" officeooo:paragraph-rsid="001231a0" style:font-style-asian="normal" style:font-style-complex="normal"/>
    </style:style>
    <style:style style:name="P31" style:family="paragraph" style:parent-style-name="Text_20_body" style:list-style-name="L7">
      <style:text-properties fo:font-style="normal" officeooo:paragraph-rsid="002f6abe" style:font-style-asian="normal" style:font-style-complex="normal"/>
    </style:style>
    <style:style style:name="P32" style:family="paragraph" style:parent-style-name="Text_20_body" style:list-style-name="L7">
      <style:text-properties fo:font-style="normal" officeooo:paragraph-rsid="00318e38" style:font-style-asian="normal" style:font-style-complex="normal"/>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text-properties officeooo:paragraph-rsid="001fe301"/>
    </style:style>
    <style:style style:name="P36" style:family="paragraph" style:parent-style-name="Text_20_body" style:list-style-name="L1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paragraph-properties fo:text-align="start" style:justify-single-word="false"/>
    </style:style>
    <style:style style:name="P40" style:family="paragraph" style:parent-style-name="Text_20_body" style:list-style-name="L4">
      <style:paragraph-properties fo:text-align="start" style:justify-single-word="false"/>
    </style:style>
    <style:style style:name="P41" style:family="paragraph" style:parent-style-name="Text_20_body" style:list-style-name="L5">
      <style:paragraph-properties fo:text-align="start" style:justify-single-word="false"/>
    </style:style>
    <style:style style:name="P42" style:family="paragraph" style:parent-style-name="Text_20_body">
      <style:paragraph-properties fo:text-align="start" style:justify-single-word="false"/>
      <style:text-properties officeooo:paragraph-rsid="001fe301"/>
    </style:style>
    <style:style style:name="P43" style:family="paragraph" style:parent-style-name="Text_20_body">
      <style:paragraph-properties fo:text-align="start" style:justify-single-word="false"/>
      <style:text-properties officeooo:paragraph-rsid="0036b4f3"/>
    </style:style>
    <style:style style:name="P44" style:family="paragraph" style:parent-style-name="Text_20_body" style:list-style-name="L5"/>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text-properties officeooo:paragraph-rsid="001e866e"/>
    </style:style>
    <style:style style:name="P48" style:family="paragraph" style:parent-style-name="Text_20_body">
      <style:text-properties officeooo:paragraph-rsid="0021cbb5"/>
    </style:style>
    <style:style style:name="P49" style:family="paragraph" style:parent-style-name="Text_20_body">
      <style:text-properties officeooo:paragraph-rsid="002c5916"/>
    </style:style>
    <style:style style:name="P50" style:family="paragraph" style:parent-style-name="Text_20_body">
      <style:text-properties style:font-name="Times New Roman2" officeooo:paragraph-rsid="002c5916"/>
    </style:style>
    <style:style style:name="P51" style:family="paragraph" style:parent-style-name="Text_20_body">
      <style:text-properties officeooo:paragraph-rsid="002db7c2"/>
    </style:style>
    <style:style style:name="P52" style:family="paragraph" style:parent-style-name="Text_20_body" style:list-style-name="L16">
      <style:text-properties officeooo:paragraph-rsid="002f6abe"/>
    </style:style>
    <style:style style:name="P53" style:family="paragraph" style:parent-style-name="Text_20_body">
      <style:text-properties officeooo:paragraph-rsid="0031fdb5"/>
    </style:style>
    <style:style style:name="P54" style:family="paragraph" style:parent-style-name="Text_20_body" style:list-style-name="L17">
      <style:text-properties officeooo:paragraph-rsid="0031fdb5"/>
    </style:style>
    <style:style style:name="P55" style:family="paragraph" style:parent-style-name="Text_20_body" style:list-style-name="L17">
      <style:text-properties officeooo:paragraph-rsid="00323ba6"/>
    </style:style>
    <style:style style:name="P56" style:family="paragraph" style:parent-style-name="Text_20_body" style:list-style-name="L17">
      <style:text-properties officeooo:paragraph-rsid="00387159"/>
    </style:style>
    <style:style style:name="P57" style:family="paragraph" style:parent-style-name="Text_20_body">
      <style:text-properties officeooo:paragraph-rsid="00323ba6"/>
    </style:style>
    <style:style style:name="P58" style:family="paragraph" style:parent-style-name="Text_20_body">
      <style:text-properties officeooo:paragraph-rsid="001fe301"/>
    </style:style>
    <style:style style:name="P59" style:family="paragraph" style:parent-style-name="Text_20_body">
      <style:text-properties officeooo:paragraph-rsid="00387159"/>
    </style:style>
    <style:style style:name="P60" style:family="paragraph" style:parent-style-name="Text_20_body" style:list-style-name="L14">
      <style:paragraph-properties fo:margin-top="0cm" fo:margin-bottom="0cm" style:contextual-spacing="false"/>
    </style:style>
    <style:style style:name="P61" style:family="paragraph" style:parent-style-name="Contents_20_3">
      <style:paragraph-properties>
        <style:tab-stops/>
      </style:paragraph-properties>
    </style:style>
    <style:style style:name="P62" style:family="paragraph" style:parent-style-name="Heading_20_3">
      <style:text-properties officeooo:rsid="00127397" officeooo:paragraph-rsid="002c5916"/>
    </style:style>
    <style:style style:name="P63" style:family="paragraph" style:parent-style-name="Heading_20_3">
      <style:text-properties officeooo:paragraph-rsid="001fe301"/>
    </style:style>
    <style:style style:name="P64" style:family="paragraph" style:parent-style-name="Heading_20_3">
      <style:text-properties officeooo:rsid="001b207f" officeooo:paragraph-rsid="002c5916"/>
    </style:style>
    <style:style style:name="P65" style:family="paragraph" style:parent-style-name="Heading_20_3">
      <style:text-properties officeooo:paragraph-rsid="002c5916"/>
    </style:style>
    <style:style style:name="P66" style:family="paragraph" style:parent-style-name="Heading_20_3">
      <style:text-properties style:font-name="Arial2" officeooo:paragraph-rsid="002c5916"/>
    </style:style>
    <style:style style:name="P67" style:family="paragraph" style:parent-style-name="Heading_20_3">
      <style:text-properties officeooo:paragraph-rsid="002db7c2"/>
    </style:style>
    <style:style style:name="P68" style:family="paragraph" style:parent-style-name="Heading_20_3">
      <style:text-properties officeooo:paragraph-rsid="00387159"/>
    </style:style>
    <style:style style:name="P69" style:family="paragraph" style:parent-style-name="Table_20_Contents" style:list-style-name="L12"/>
    <style:style style:name="P70" style:family="paragraph" style:parent-style-name="Table_20_Contents" style:list-style-name="L13"/>
    <style:style style:name="P71" style:family="paragraph" style:parent-style-name="Table_20_Contents">
      <style:text-properties officeooo:paragraph-rsid="0020ccc1"/>
    </style:style>
    <style:style style:name="P72" style:family="paragraph" style:parent-style-name="Table_20_Contents">
      <style:paragraph-properties fo:text-align="start" style:justify-single-word="false"/>
    </style:style>
    <style:style style:name="P73" style:family="paragraph" style:parent-style-name="Table_20_Contents">
      <style:paragraph-properties fo:text-align="center" style:justify-single-word="false"/>
    </style:style>
    <style:style style:name="P74" style:family="paragraph" style:parent-style-name="Table_20_Contents">
      <style:text-properties style:font-name="Courier New" fo:font-size="10pt" style:font-size-asian="10pt" style:font-size-complex="10pt"/>
    </style:style>
    <style:style style:name="P75" style:family="paragraph" style:parent-style-name="Table_20_Contents">
      <style:paragraph-properties fo:text-align="start" style:justify-single-word="false"/>
      <style:text-properties style:font-name="Courier New" fo:font-size="10pt" style:font-size-asian="10pt" style:font-size-complex="10pt"/>
    </style:style>
    <style:style style:name="P76" style:family="paragraph" style:parent-style-name="Table_20_Contents" style:list-style-name="L12">
      <style:paragraph-properties fo:margin-top="0cm" fo:margin-bottom="0cm" style:contextual-spacing="false"/>
    </style:style>
    <style:style style:name="P77" style:family="paragraph" style:parent-style-name="Table_20_Contents" style:list-style-name="L13">
      <style:paragraph-properties fo:margin-top="0cm" fo:margin-bottom="0cm" style:contextual-spacing="false"/>
    </style:style>
    <style:style style:name="P78" style:family="paragraph" style:parent-style-name="Heading_20_4">
      <style:text-properties officeooo:rsid="001b207f" officeooo:paragraph-rsid="002c5916"/>
    </style:style>
    <style:style style:name="P79" style:family="paragraph" style:parent-style-name="Heading_20_4">
      <style:text-properties officeooo:paragraph-rsid="002c5916"/>
    </style:style>
    <style:style style:name="P80" style:family="paragraph" style:parent-style-name="Heading_20_2">
      <style:paragraph-properties fo:break-before="page"/>
    </style:style>
    <style:style style:name="P81" style:family="paragraph" style:parent-style-name="Heading_20_1">
      <style:paragraph-properties fo:text-align="center" style:justify-single-word="false"/>
    </style:style>
    <style:style style:name="P82" style:family="paragraph" style:parent-style-name="Footnote">
      <style:text-properties officeooo:paragraph-rsid="002c5916"/>
    </style:style>
    <style:style style:name="P83" style:family="paragraph" style:parent-style-name="Contents_20_1">
      <style:paragraph-properties>
        <style:tab-stops/>
      </style:paragraph-properties>
    </style:style>
    <style:style style:name="P84" style:family="paragraph" style:parent-style-name="Contents_20_2">
      <style:paragraph-properties>
        <style:tab-stops/>
      </style:paragraph-properties>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fo:font-size="10pt" fo:font-style="normal" officeooo:rsid="001bfdbb" style:font-size-asian="10pt" style:font-style-asian="normal" style:font-size-complex="10pt" style:font-style-complex="normal"/>
    </style:style>
    <style:style style:name="T2" style:family="text">
      <style:text-properties officeooo:rsid="00127397"/>
    </style:style>
    <style:style style:name="T3" style:family="text">
      <style:text-properties style:font-name="Courier New" fo:font-size="10pt" fo:font-style="normal" officeooo:rsid="00127397" style:font-size-asian="10pt" style:font-style-asian="normal" style:font-size-complex="10pt" style:font-style-complex="normal"/>
    </style:style>
    <style:style style:name="T4" style:family="text">
      <style:text-properties fo:font-style="normal" officeooo:rsid="00127397" style:font-style-asian="normal" style:font-style-complex="normal"/>
    </style:style>
    <style:style style:name="T5" style:family="text">
      <style:text-properties style:font-name="Times New Roman2" fo:font-size="12pt" fo:font-style="normal" officeooo:rsid="00144fb6" style:font-size-asian="12pt" style:font-style-asian="normal" style:font-size-complex="12pt" style:font-style-complex="normal"/>
    </style:style>
    <style:style style:name="T6" style:family="text">
      <style:text-properties style:font-name="Times New Roman2" fo:font-size="12pt" fo:font-style="normal" officeooo:rsid="00127397" style:font-size-asian="12pt" style:font-style-asian="normal" style:font-size-complex="12pt" style:font-style-complex="normal"/>
    </style:style>
    <style:style style:name="T7" style:family="text">
      <style:text-properties style:font-name="Courier New" fo:font-size="10pt" fo:font-style="normal" officeooo:rsid="0014ada0" style:font-size-asian="10pt" style:font-style-asian="normal" style:font-size-complex="10pt" style:font-style-complex="normal"/>
    </style:style>
    <style:style style:name="T8" style:family="text">
      <style:text-properties fo:font-style="normal" officeooo:rsid="0016a555" style:font-style-asian="normal" style:font-style-complex="normal"/>
    </style:style>
    <style:style style:name="T9" style:family="text">
      <style:text-properties style:font-name="Courier New" fo:font-size="10pt" fo:font-style="normal" officeooo:rsid="0016a555" style:font-size-asian="10pt" style:font-style-asian="normal" style:font-size-complex="10pt" style:font-style-complex="normal"/>
    </style:style>
    <style:style style:name="T10" style:family="text">
      <style:text-properties style:font-name="Courier New" fo:font-size="10pt" fo:font-style="normal" officeooo:rsid="00183b7e" style:font-size-asian="10pt" style:font-style-asian="normal" style:font-size-complex="10pt" style:font-style-complex="normal"/>
    </style:style>
    <style:style style:name="T11" style:family="text">
      <style:text-properties fo:font-style="normal" officeooo:rsid="001bfdbb" style:font-style-asian="normal" style:font-style-complex="normal"/>
    </style:style>
    <style:style style:name="T12" style:family="text">
      <style:text-properties fo:font-style="normal" officeooo:rsid="0029ebf8" style:font-style-asian="normal" style:font-style-complex="normal"/>
    </style:style>
    <style:style style:name="T13" style:family="text">
      <style:text-properties style:font-name="Courier New" fo:font-size="10pt" fo:font-style="normal" officeooo:rsid="001cfd74" style:font-size-asian="10pt" style:font-style-asian="normal" style:font-size-complex="10pt" style:font-style-complex="normal"/>
    </style:style>
    <style:style style:name="T14" style:family="text"/>
    <style:style style:name="T15" style:family="text">
      <style:text-properties style:font-name="Courier New"/>
    </style:style>
    <style:style style:name="T16" style:family="text">
      <style:text-properties style:font-name="Courier New" fo:font-size="10pt" style:font-size-asian="10pt" style:font-size-complex="10pt"/>
    </style:style>
    <style:style style:name="T17" style:family="text">
      <style:text-properties fo:font-style="italic" style:font-style-asian="italic" style:font-style-complex="italic"/>
    </style:style>
    <style:style style:name="T18" style:family="text">
      <style:text-properties style:font-name="Courier New" fo:font-weight="bold" style:font-weight-asian="bold" style:font-weight-complex="bold"/>
    </style:style>
    <style:style style:name="T19" style:family="text">
      <style:text-properties style:font-name="Courier New" fo:font-style="italic" style:font-style-asian="italic" style:font-style-complex="italic"/>
    </style:style>
    <style:style style:name="T20" style:family="text">
      <style:text-properties style:font-name="Courier New"/>
    </style:style>
    <style:style style:name="T21" style:family="text">
      <style:text-properties style:font-name="Courier New" fo:font-size="10pt" style:font-size-asian="10pt" style:font-size-complex="10pt"/>
    </style:style>
    <style:style style:name="T22" style:family="text">
      <style:text-properties style:font-name="Courier New" fo:font-size="10pt" officeooo:rsid="001e2b2a" style:font-size-asian="10pt" style:font-size-complex="10pt"/>
    </style:style>
    <style:style style:name="T23" style:family="text">
      <style:text-properties style:font-name="Courier New" fo:font-size="10pt" officeooo:rsid="0017c254" style:font-size-asian="10pt" style:font-size-complex="10pt"/>
    </style:style>
    <style:style style:name="T24" style:family="text">
      <style:text-properties style:font-name="Courier New" fo:font-size="10pt" officeooo:rsid="002b7929" style:font-size-asian="10pt" style:font-size-complex="10pt"/>
    </style:style>
    <style:style style:name="T25" style:family="text">
      <style:text-properties style:font-name="Courier New" fo:font-size="10pt" fo:font-style="normal" officeooo:rsid="00127397" style:font-size-asian="10pt" style:font-style-asian="normal" style:font-size-complex="10pt" style:font-style-complex="normal"/>
    </style:style>
    <style:style style:name="T26" style:family="text">
      <style:text-properties style:font-name="Courier New" fo:font-size="10pt" fo:font-style="normal" officeooo:rsid="0016a555" style:font-size-asian="10pt" style:font-style-asian="normal" style:font-size-complex="10pt" style:font-style-complex="normal"/>
    </style:style>
    <style:style style:name="T27" style:family="text">
      <style:text-properties style:font-name="Courier New" fo:font-size="10pt" fo:font-style="normal" officeooo:rsid="001bfdbb" style:font-size-asian="10pt" style:font-style-asian="normal" style:font-size-complex="10pt" style:font-style-complex="normal"/>
    </style:style>
    <style:style style:name="T28" style:family="text">
      <style:text-properties style:font-name="Courier New" fo:font-size="10pt" fo:font-style="normal" officeooo:rsid="001cfd74" style:font-size-asian="10pt" style:font-style-asian="normal" style:font-size-complex="10pt" style:font-style-complex="normal"/>
    </style:style>
    <style:style style:name="T29" style:family="text">
      <style:text-properties style:font-name="Courier New" fo:font-size="10pt" fo:font-style="normal" officeooo:rsid="0014ada0" style:font-size-asian="10pt" style:font-style-asian="normal" style:font-size-complex="10pt" style:font-style-complex="normal"/>
    </style:style>
    <style:style style:name="T30" style:family="text">
      <style:text-properties style:font-name="Courier New" fo:font-size="10pt" fo:font-style="normal" officeooo:rsid="00183b7e" style:font-size-asian="10pt" style:font-style-asian="normal" style:font-size-complex="10pt" style:font-style-complex="normal"/>
    </style:style>
    <style:style style:name="T31" style:family="text">
      <style:text-properties style:font-name="Courier New" fo:font-weight="bold" style:font-weight-asian="bold" style:font-weight-complex="bold"/>
    </style:style>
    <style:style style:name="T32" style:family="text">
      <style:text-properties style:font-name="Courier New" fo:font-style="italic" style:font-style-asian="italic" style:font-style-complex="italic"/>
    </style:style>
    <style:style style:name="T33" style:family="text">
      <style:text-properties style:font-name="Courier New" fo:font-size="13pt" style:font-size-asian="13pt" style:font-size-complex="13pt"/>
    </style:style>
    <style:style style:name="T34" style:family="text">
      <style:text-properties style:font-name="Courier New" officeooo:rsid="001e2b2a"/>
    </style:style>
    <style:style style:name="T35" style:family="text">
      <style:text-properties style:font-name="Courier New" officeooo:rsid="002b7929"/>
    </style:style>
    <style:style style:name="T36" style:family="text">
      <style:text-properties fo:font-style="italic" style:font-style-asian="italic" style:font-style-complex="italic"/>
    </style:style>
    <style:style style:name="T37" style:family="text">
      <style:text-properties fo:font-style="italic" officeooo:rsid="001231a0" style:font-style-asian="italic" style:font-style-complex="italic"/>
    </style:style>
    <style:style style:name="T38" style:family="text">
      <style:text-properties fo:font-style="italic" officeooo:rsid="002f6abe" style:font-style-asian="italic" style:font-style-complex="italic"/>
    </style:style>
    <style:style style:name="T39" style:family="text">
      <style:text-properties fo:font-style="italic" officeooo:rsid="00318e38" style:font-style-asian="italic" style:font-style-complex="italic"/>
    </style:style>
    <style:style style:name="T40" style:family="text">
      <style:text-properties style:font-name="Times New Roman2" fo:font-size="12pt" style:font-size-asian="10.5pt" style:font-size-complex="12pt"/>
    </style:style>
    <style:style style:name="T41" style:family="text">
      <style:text-properties style:font-name="Times New Roman2" fo:font-size="12pt" style:font-size-asian="12pt" style:font-size-complex="12pt"/>
    </style:style>
    <style:style style:name="T42" style:family="text">
      <style:text-properties style:font-name="Times New Roman2" fo:font-size="12pt" fo:font-style="normal" officeooo:rsid="00144fb6" style:font-size-asian="12pt" style:font-style-asian="normal" style:font-size-complex="12pt" style:font-style-complex="normal"/>
    </style:style>
    <style:style style:name="T43" style:family="text">
      <style:text-properties style:font-name="Times New Roman2" fo:font-size="12pt" fo:font-style="normal" officeooo:rsid="00127397" style:font-size-asian="12pt" style:font-style-asian="normal" style:font-size-complex="12pt" style:font-style-complex="normal"/>
    </style:style>
    <style:style style:name="T44" style:family="text">
      <style:text-properties fo:font-weight="bold" style:font-weight-asian="bold" style:font-weight-complex="bold"/>
    </style:style>
    <style:style style:name="T45" style:family="text">
      <style:text-properties fo:font-style="normal" officeooo:rsid="00127397" style:font-style-asian="normal" style:font-style-complex="normal"/>
    </style:style>
    <style:style style:name="T46" style:family="text">
      <style:text-properties fo:font-style="normal" officeooo:rsid="0014ada0" style:font-style-asian="normal" style:font-style-complex="normal"/>
    </style:style>
    <style:style style:name="T47" style:family="text">
      <style:text-properties fo:font-style="normal" officeooo:rsid="0016a555" style:font-style-asian="normal" style:font-style-complex="normal"/>
    </style:style>
    <style:style style:name="T48" style:family="text">
      <style:text-properties fo:font-style="normal" officeooo:rsid="00183b7e" style:font-style-asian="normal" style:font-style-complex="normal"/>
    </style:style>
    <style:style style:name="T49" style:family="text">
      <style:text-properties fo:font-style="normal" officeooo:rsid="001bfdbb" style:font-style-asian="normal" style:font-style-complex="normal"/>
    </style:style>
    <style:style style:name="T50" style:family="text">
      <style:text-properties fo:font-style="normal" officeooo:rsid="0026892b" style:font-style-asian="normal" style:font-style-complex="normal"/>
    </style:style>
    <style:style style:name="T51" style:family="text">
      <style:text-properties fo:font-style="normal" officeooo:rsid="0027ee1b" style:font-style-asian="normal" style:font-style-complex="normal"/>
    </style:style>
    <style:style style:name="T52" style:family="text">
      <style:text-properties fo:font-style="normal" officeooo:rsid="0028fe4c" style:font-style-asian="normal" style:font-style-complex="normal"/>
    </style:style>
    <style:style style:name="T53" style:family="text">
      <style:text-properties fo:font-style="normal" officeooo:rsid="0029ebf8" style:font-style-asian="normal" style:font-style-complex="normal"/>
    </style:style>
    <style:style style:name="T54" style:family="text">
      <style:text-properties fo:font-style="normal" officeooo:rsid="002c5916" style:font-style-asian="normal" style:font-style-complex="normal"/>
    </style:style>
    <style:style style:name="T55" style:family="text">
      <style:text-properties fo:font-style="normal" officeooo:rsid="00318e38" style:font-style-asian="normal" style:font-style-complex="normal"/>
    </style:style>
    <style:style style:name="T56" style:family="text">
      <style:text-properties officeooo:rsid="00056360"/>
    </style:style>
    <style:style style:name="T57" style:family="text">
      <style:text-properties officeooo:rsid="0006ef55"/>
    </style:style>
    <style:style style:name="T58" style:family="text">
      <style:text-properties officeooo:rsid="0008aaf0"/>
    </style:style>
    <style:style style:name="T59" style:family="text">
      <style:text-properties officeooo:rsid="000a6152"/>
    </style:style>
    <style:style style:name="T60" style:family="text">
      <style:text-properties officeooo:rsid="001231a0"/>
    </style:style>
    <style:style style:name="T61" style:family="text">
      <style:text-properties officeooo:rsid="00127397"/>
    </style:style>
    <style:style style:name="T62" style:family="text">
      <style:text-properties officeooo:rsid="00194eff"/>
    </style:style>
    <style:style style:name="T63" style:family="text">
      <style:text-properties officeooo:rsid="001e2b2a"/>
    </style:style>
    <style:style style:name="T64" style:family="text">
      <style:text-properties officeooo:rsid="0017c254"/>
    </style:style>
    <style:style style:name="T65" style:family="text">
      <style:text-properties officeooo:rsid="0022478e"/>
    </style:style>
    <style:style style:name="T66" style:family="text">
      <style:text-properties officeooo:rsid="0022d0bb"/>
    </style:style>
    <style:style style:name="T67" style:family="text">
      <style:text-properties style:font-name="Times New Roman1" fo:font-style="normal" officeooo:rsid="0029ebf8" style:font-style-asian="normal" style:font-style-complex="normal"/>
    </style:style>
    <style:style style:name="T68" style:family="text">
      <style:text-properties style:font-name="Times New Roman1" fo:font-style="normal" officeooo:rsid="001bfdbb" style:font-style-asian="normal" style:font-style-complex="normal"/>
    </style:style>
    <style:style style:name="T69" style:family="text">
      <style:text-properties style:font-name="Times New Roman1" fo:font-style="normal" officeooo:rsid="001cfd74" style:font-style-asian="normal" style:font-style-complex="normal"/>
    </style:style>
    <style:style style:name="T70" style:family="text">
      <style:text-properties officeooo:rsid="002c5916"/>
    </style:style>
    <style:style style:name="T71" style:family="text">
      <style:text-properties officeooo:rsid="002db7c2"/>
    </style:style>
    <style:style style:name="T72" style:family="text">
      <style:text-properties officeooo:rsid="002f6abe"/>
    </style:style>
    <style:style style:name="T73" style:family="text">
      <style:text-properties style:font-name="Courier New" fo:font-size="10pt" officeooo:rsid="002db7c2" style:font-size-asian="10pt" style:font-size-complex="10pt"/>
    </style:style>
    <style:style style:name="T74" style:family="text">
      <style:text-properties style:font-name="Courier New" fo:font-size="10pt" officeooo:rsid="002f6abe" style:font-size-asian="10pt" style:font-size-complex="10pt"/>
    </style:style>
    <style:style style:name="T75" style:family="text">
      <style:text-properties style:font-name="Courier New" fo:font-size="10pt" officeooo:rsid="00318e38" style:font-size-asian="10pt" style:font-size-complex="10pt"/>
    </style:style>
    <style:style style:name="T76" style:family="text">
      <style:text-properties style:font-name="Courier New" fo:font-size="10pt" fo:font-style="normal" officeooo:rsid="00318e38" style:font-size-asian="10pt" style:font-style-asian="normal" style:font-size-complex="10pt" style:font-style-complex="normal"/>
    </style:style>
    <style:style style:name="T77" style:family="text">
      <style:text-properties officeooo:rsid="003125d1"/>
    </style:style>
    <style:style style:name="T78" style:family="text">
      <style:text-properties officeooo:rsid="00318e38"/>
    </style:style>
    <style:style style:name="T79" style:family="text">
      <style:text-properties officeooo:rsid="0031fdb5"/>
    </style:style>
    <style:style style:name="T80" style:family="text">
      <style:text-properties officeooo:rsid="00323ba6"/>
    </style:style>
    <style:style style:name="T81" style:family="text">
      <style:text-properties officeooo:rsid="0032928a"/>
    </style:style>
    <style:style style:name="T82" style:family="text">
      <style:text-properties officeooo:rsid="0033301e"/>
    </style:style>
    <style:style style:name="T83" style:family="text">
      <style:text-properties officeooo:rsid="00347c77"/>
    </style:style>
    <style:style style:name="T84" style:family="text">
      <style:text-properties officeooo:rsid="0034ef1f"/>
    </style:style>
    <style:style style:name="T85" style:family="text">
      <style:text-properties officeooo:rsid="0036b4f3"/>
    </style:style>
    <style:style style:name="T86" style:family="text">
      <style:text-properties officeooo:rsid="00387159"/>
    </style:style>
    <style:style style:name="T87" style:family="text">
      <style:text-properties officeooo:rsid="00392e96"/>
    </style:style>
    <style:style style:name="T88" style:family="text">
      <style:text-properties officeooo:rsid="003b765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8744368" text:id="ct98744368">
          <text:insertion>
            <office:change-info>
              <dc:creator>Unknown Author</dc:creator>
              <dc:date>2012-12-08T13:47:00</dc:date>
            </office:change-info>
          </text:insertion>
        </text:changed-region>
        <text:changed-region xml:id="ct248848736" text:id="ct248848736">
          <text:deletion>
            <office:change-info>
              <dc:creator>Unknown Author</dc:creator>
              <dc:date>2012-12-08T13:34:00</dc:date>
            </office:change-info>
            <text:p text:style-name="Text_20_body">4</text:p>
          </text:deletion>
        </text:changed-region>
        <text:changed-region xml:id="ct248850712" text:id="ct248850712">
          <text:insertion>
            <office:change-info>
              <dc:creator>Unknown Author</dc:creator>
              <dc:date>2012-12-08T13:34:00</dc:date>
            </office:change-info>
          </text:insertion>
        </text:changed-region>
        <text:changed-region xml:id="ct248851752" text:id="ct248851752">
          <text:deletion>
            <office:change-info>
              <dc:creator>Unknown Author</dc:creator>
              <dc:date>2012-12-08T13:34:00</dc:date>
            </office:change-info>
            <text:p text:style-name="Text_20_body">1</text:p>
          </text:deletion>
        </text:changed-region>
        <text:changed-region xml:id="ct248851960" text:id="ct248851960">
          <text:insertion>
            <office:change-info>
              <dc:creator>Unknown Author</dc:creator>
              <dc:date>2012-12-08T13:34:00</dc:date>
            </office:change-info>
          </text:insertion>
        </text:changed-region>
        <text:changed-region xml:id="ct248851544" text:id="ct248851544">
          <text:insertion>
            <office:change-info>
              <dc:creator>Unknown Author</dc:creator>
              <dc:date>2012-12-08T13:34:00</dc:date>
            </office:change-info>
          </text:insertion>
        </text:changed-region>
        <text:changed-region xml:id="ct284972320" text:id="ct284972320">
          <text:deletion>
            <office:change-info>
              <dc:creator>Unknown Author</dc:creator>
              <dc:date>2012-12-08T13:34:00</dc:date>
            </office:change-info>
            <text:p text:style-name="Text_20_body">2</text:p>
          </text:deletion>
        </text:changed-region>
        <text:changed-region xml:id="ct284973048" text:id="ct284973048">
          <text:insertion>
            <office:change-info>
              <dc:creator>Unknown Author</dc:creator>
              <dc:date>2012-12-08T13:34:00</dc:date>
            </office:change-info>
          </text:insertion>
        </text:changed-region>
        <text:changed-region xml:id="ct284972216" text:id="ct284972216">
          <text:deletion>
            <office:change-info>
              <dc:creator>Unknown Author</dc:creator>
              <dc:date>2012-12-08T13:34:00</dc:date>
            </office:change-info>
            <text:p text:style-name="Text_20_body">Java 5 (JDBC 3.0), </text:p>
          </text:deletion>
        </text:changed-region>
        <text:changed-region xml:id="ct284972528" text:id="ct284972528">
          <text:deletion>
            <office:change-info>
              <dc:creator>Unknown Author</dc:creator>
              <dc:date>2012-12-08T13:35:00</dc:date>
            </office:change-info>
            <text:p text:style-name="Text_20_body"><text:note text:id="ftn2" text:note-class="footnote"><text:note-citation>1</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deletion>
        </text:changed-region>
        <text:changed-region xml:id="ct249083216" text:id="ct249083216">
          <text:deletion>
            <office:change-info>
              <dc:creator>Unknown Author</dc:creator>
              <dc:date>2012-12-08T13:41:00</dc:date>
            </office:change-info>
            <text:h text:style-name="P1" text:outline-level="3">Removal of deprecated classes, packages and methods</text:h>
            <text:h text:style-name="P2" text:outline-level="3"><text:span text:style-name="T1"/></text:h>
          </text:deletion>
          <text:insertion>
            <office:change-info office:chg-author="Onbekende auteur" office:chg-date-time="2012-09-08T13:45:00"/>
          </text:insertion>
        </text:changed-region>
        <text:changed-region xml:id="ct249082072" text:id="ct249082072">
          <text:deletion>
            <office:change-info>
              <dc:creator>Unknown Author</dc:creator>
              <dc:date>2012-12-08T13:41:00</dc:date>
            </office:change-info>
            <text:h text:style-name="P2" text:outline-level="3">DataSource and connection pooling</text:h>
            <text:h text:style-name="P3" text:outline-level="3"><text:span text:style-name="T2"/></text:h>
          </text:deletion>
          <text:insertion>
            <office:change-info office:chg-author="Onbekende auteur" office:chg-date-time="2012-09-08T14:01:00"/>
          </text:insertion>
        </text:changed-region>
        <text:changed-region xml:id="ct249083424" text:id="ct249083424">
          <text:deletion>
            <office:change-info>
              <dc:creator>Unknown Author</dc:creator>
              <dc:date>2012-12-08T13:41:00</dc:date>
            </office:change-info>
            <text:h text:style-name="P3" text:outline-level="3"><text:span text:style-name="T2">The classes in </text:span><text:span text:style-name="T3">org.firebirdsql.pool</text:span><text:span text:style-name="T4"> and </text:span><text:span text:style-name="T3">org.firebirdsql.pool.sun</text:span><text:span text:style-name="T4"> have been removed completely, with the exception of </text:span><text:span text:style-name="T3">org.firebirdsql.pool.FBSimpleDataSource</text:span><text:span text:style-name="T5">. This class</text:span><text:span text:style-name="T6"> has</text:span><text:span text:style-name="T4"> been moved to </text:span><text:span text:style-name="T3">org.firebirdsql.ds</text:span></text:h>
          </text:deletion>
          <text:insertion>
            <office:change-info office:chg-author="Onbekende auteur" office:chg-date-time="2012-09-08T13:50:00"/>
          </text:insertion>
        </text:changed-region>
        <text:changed-region xml:id="ct249086544" text:id="ct249086544">
          <text:deletion>
            <office:change-info>
              <dc:creator>Unknown Author</dc:creator>
              <dc:date>2012-12-08T13:41:00</dc:date>
            </office:change-info>
            <text:h text:style-name="P3" text:outline-level="3"><text:span text:style-name="T3">.FBSimpleDataSource.</text:span></text:h>
          </text:deletion>
          <text:insertion>
            <office:change-info office:chg-author="Onbekende auteur" office:chg-date-time="2012-09-08T13:51:00"/>
          </text:insertion>
        </text:changed-region>
        <text:changed-region xml:id="ct249085920" text:id="ct249085920">
          <text:deletion>
            <office:change-info>
              <dc:creator>Unknown Author</dc:creator>
              <dc:date>2012-12-08T13:41:00</dc:date>
            </office:change-info>
            <text:h text:style-name="P3" text:outline-level="3"><text:span text:style-name="T3"><text:s/>A subclass </text:span><text:span text:style-name="T3">is kept in </text:span><text:span text:style-name="T3">org.firebirdsql.pool for backwards compatibility. This </text:span><text:span text:style-name="T7">sub</text:span><text:span text:style-name="T3">class will be removed in future versions of Jaybird.</text:span></text:h>
          </text:deletion>
          <text:insertion>
            <office:change-info office:chg-author="Onbekende auteur" office:chg-date-time="2012-09-08T13:56:00"/>
          </text:insertion>
        </text:changed-region>
        <text:changed-region xml:id="ct249084880" text:id="ct249084880">
          <text:deletion>
            <office:change-info>
              <dc:creator>Unknown Author</dc:creator>
              <dc:date>2012-12-08T13:41:00</dc:date>
            </office:change-info>
            <text:h text:style-name="Heading_20_3" text:outline-level="3"><text:span text:style-name="T1"/></text:h>
            <text:p text:style-name="P4"><text:span text:style-name="T4">With this change, there are no </text:span><text:span text:style-name="T3">DataSource</text:span><text:span text:style-name="T4"> </text:span><text:span text:style-name="T8">implementations</text:span><text:span text:style-name="T4"> in Jaybird </text:span><text:span text:style-name="T8">to</text:span><text:span text:style-name="T4"> provide connection pooling (the </text:span><text:span text:style-name="T3">ConnectionPoolDataSource</text:span><text:span text:style-name="T4"> implementations are for use by a connection pool and not a connection pool themselves). Either use the connection pool </text:span></text:p>
          </text:deletion>
          <text:insertion>
            <office:change-info office:chg-author="Onbekende auteur" office:chg-date-time="2012-09-08T13:52:00"/>
          </text:insertion>
        </text:changed-region>
        <text:changed-region xml:id="ct284975544" text:id="ct284975544">
          <text:deletion>
            <office:change-info>
              <dc:creator>Unknown Author</dc:creator>
              <dc:date>2012-12-08T13:35:00</dc:date>
            </office:change-info>
            <text:p text:style-name="P4"><text:span text:style-name="T4">of</text:span></text:p>
          </text:deletion>
          <text:insertion>
            <office:change-info office:chg-author="Onbekende auteur" office:chg-date-time="2012-09-08T13:52:00"/>
          </text:insertion>
        </text:changed-region>
        <text:changed-region xml:id="ct284976376" text:id="ct284976376">
          <text:deletion>
            <office:change-info>
              <dc:creator>Unknown Author</dc:creator>
              <dc:date>2012-12-08T13:41:00</dc:date>
            </office:change-info>
            <text:p text:style-name="P4"><text:span text:style-name="T4"><text:s/>your Application</text:span></text:p>
          </text:deletion>
          <text:insertion>
            <office:change-info office:chg-author="Onbekende auteur" office:chg-date-time="2012-09-08T13:52:00"/>
          </text:insertion>
        </text:changed-region>
        <text:changed-region xml:id="ct249084360" text:id="ct249084360">
          <text:deletion>
            <office:change-info>
              <dc:creator>Unknown Author</dc:creator>
              <dc:date>2012-12-08T13:41:00</dc:date>
            </office:change-info>
            <text:p text:style-name="P4"><text:span text:style-name="T4"><text:s/>Server, or use a third-party connection pool like c3p0, </text:span><text:span text:style-name="T4">DBCP or BoneCP.</text:span></text:p>
          </text:deletion>
          <text:insertion>
            <office:change-info office:chg-author="Onbekende auteur" office:chg-date-time="2012-09-08T13:53:00"/>
          </text:insertion>
        </text:changed-region>
        <text:changed-region xml:id="ct249084152" text:id="ct249084152">
          <text:deletion>
            <office:change-info>
              <dc:creator>Unknown Author</dc:creator>
              <dc:date>2012-12-08T13:41:00</dc:date>
            </office:change-info>
            <text:p text:style-name="P4"><text:span text:style-name="T1"/></text:p>
            <text:p text:style-name="P4"><text:span text:style-name="T8"/></text:p>
          </text:deletion>
          <text:insertion>
            <office:change-info office:chg-author="Onbekende auteur" office:chg-date-time="2012-09-08T13:55:00"/>
          </text:insertion>
        </text:changed-region>
        <text:changed-region xml:id="ct249084984" text:id="ct249084984">
          <text:deletion>
            <office:change-info>
              <dc:creator>Unknown Author</dc:creator>
              <dc:date>2012-12-08T13:41:00</dc:date>
            </office:change-info>
            <text:p text:style-name="P4"><text:span text:style-name="T8">The class </text:span><text:span text:style-name="T9">org.firebirdsql.jca.FBXADataSource</text:span><text:span text:style-name="T8"> has been removed as well. Its replacement is </text:span><text:span text:style-name="T9">org.firebirdsql.ds.</text:span></text:p>
          </text:deletion>
          <text:insertion>
            <office:change-info office:chg-author="Onbekende auteur" office:chg-date-time="2012-09-08T13:58:00"/>
          </text:insertion>
        </text:changed-region>
        <text:changed-region xml:id="ct249086856" text:id="ct249086856">
          <text:deletion>
            <office:change-info>
              <dc:creator>Unknown Author</dc:creator>
              <dc:date>2012-12-08T13:41:00</dc:date>
            </office:change-info>
            <text:p text:style-name="P4"><text:span text:style-name="T9">FBXADataSource </text:span><text:span text:style-name="T10">(which was introduced in Jaybird 2.2).</text:span></text:p>
          </text:deletion>
          <text:insertion>
            <office:change-info office:chg-author="Onbekende auteur" office:chg-date-time="2012-09-08T13:59:00"/>
          </text:insertion>
        </text:changed-region>
        <text:changed-region xml:id="ct249086648" text:id="ct249086648">
          <text:deletion>
            <office:change-info>
              <dc:creator>Unknown Author</dc:creator>
              <dc:date>2012-12-08T13:41:00</dc:date>
            </office:change-info>
            <text:p text:style-name="P4"><text:span text:style-name="T1"/></text:p>
            <text:p text:style-name="P5"><text:span text:style-name="T11">Fire</text:span></text:p>
          </text:deletion>
          <text:insertion>
            <office:change-info office:chg-author="Onbekende auteur" office:chg-date-time="2012-09-08T14:01:00"/>
          </text:insertion>
        </text:changed-region>
        <text:changed-region xml:id="ct249085400" text:id="ct249085400">
          <text:deletion>
            <office:change-info>
              <dc:creator>Unknown Author</dc:creator>
              <dc:date>2012-12-08T13:41:00</dc:date>
            </office:change-info>
            <text:p text:style-name="P5"><text:span text:style-name="T11">birdSavepoint</text:span></text:p>
            <text:p text:style-name="P5"><text:span text:style-name="T12"/></text:p>
          </text:deletion>
          <text:insertion>
            <office:change-info office:chg-author="Onbekende auteur" office:chg-date-time="2012-09-08T14:02:00"/>
          </text:insertion>
        </text:changed-region>
        <text:changed-region xml:id="ct284974088" text:id="ct284974088">
          <text:deletion>
            <office:change-info>
              <dc:creator>Unknown Author</dc:creator>
              <dc:date>2012-12-08T13:38:00</dc:date>
            </office:change-info>
            <text:p text:style-name="P5"><text:span text:style-name="T11">T</text:span></text:p>
          </text:deletion>
          <text:insertion>
            <office:change-info office:chg-author="Onbekende auteur" office:chg-date-time="2012-09-08T14:02:00"/>
          </text:insertion>
        </text:changed-region>
        <text:changed-region xml:id="ct284977000" text:id="ct284977000">
          <text:deletion>
            <office:change-info>
              <dc:creator>Unknown Author</dc:creator>
              <dc:date>2012-12-08T13:41:00</dc:date>
            </office:change-info>
            <text:p text:style-name="P5"><text:span text:style-name="T11">he interface </text:span><text:span text:style-name="T1">org.firebirdsql.jdbc.FirebirdSavepoint</text:span><text:span text:style-name="T11"> </text:span><text:span text:style-name="T11">and methods referencing this interface in </text:span><text:span text:style-name="T1">or</text:span></text:p>
          </text:deletion>
          <text:insertion>
            <office:change-info office:chg-author="Onbekende auteur" office:chg-date-time="2012-09-08T14:02:00"/>
          </text:insertion>
        </text:changed-region>
        <text:changed-region xml:id="ct249085504" text:id="ct249085504">
          <text:deletion>
            <office:change-info>
              <dc:creator>Unknown Author</dc:creator>
              <dc:date>2012-12-08T13:41:00</dc:date>
            </office:change-info>
            <text:p text:style-name="P5"><text:span text:style-name="T1">g.firebirdsql.jdbc.FirebirdConnection have been removed as the interface duplicated the java.sql.Savepoint interface and related methods </text:span><text:span text:style-name="T13">in java.sql.Connection</text:span><text:span text:style-name="T1">.</text:span></text:p>
          </text:deletion>
          <text:insertion>
            <office:change-info office:chg-author="Onbekende auteur" office:chg-date-time="2012-09-08T14:03:00"/>
          </text:insertion>
        </text:changed-region>
        <text:changed-region xml:id="ct284993536" text:id="ct284993536">
          <text:insertion>
            <office:change-info>
              <dc:creator>Unknown Author</dc:creator>
              <dc:date>2012-12-08T13:41:00</dc:date>
            </office:change-info>
          </text:insertion>
        </text:changed-region>
        <text:changed-region xml:id="ct98740936" text:id="ct98740936">
          <text:insertion>
            <office:change-info>
              <dc:creator>Unknown Author</dc:creator>
              <dc:date>2012-12-08T13:43:00</dc:date>
            </office:change-info>
          </text:insertion>
        </text:changed-region>
        <text:changed-region xml:id="ct284967744" text:id="ct284967744">
          <text:insertion>
            <office:change-info>
              <dc:creator>Unknown Author</dc:creator>
              <dc:date>2012-12-08T14:19:00</dc:date>
            </office:change-info>
          </text:insertion>
        </text:changed-region>
        <text:changed-region xml:id="ct284970136" text:id="ct284970136">
          <text:insertion>
            <office:change-info>
              <dc:creator>Unknown Author</dc:creator>
              <dc:date>2012-12-08T14:18:00</dc:date>
            </office:change-info>
          </text:insertion>
        </text:changed-region>
        <text:changed-region xml:id="ct249086752" text:id="ct249086752">
          <text:insertion>
            <office:change-info>
              <dc:creator>Onbekende auteur</dc:creator>
              <dc:date>2012-09-08T13:43:00</dc:date>
            </office:change-info>
          </text:insertion>
        </text:changed-region>
        <text:changed-region xml:id="ct97268008" text:id="ct97268008">
          <text:insertion>
            <office:change-info>
              <dc:creator>Unknown Author</dc:creator>
              <dc:date>2012-12-08T14:25:00</dc:date>
            </office:change-info>
          </text:insertion>
        </text:changed-region>
        <text:changed-region xml:id="ct97268216" text:id="ct97268216">
          <text:insertion>
            <office:change-info>
              <dc:creator>Unknown Author</dc:creator>
              <dc:date>2012-12-08T14:26:00</dc:date>
            </office:change-info>
          </text:insertion>
        </text:changed-region>
        <text:changed-region xml:id="ct98744576" text:id="ct98744576">
          <text:insertion>
            <office:change-info>
              <dc:creator>Unknown Author</dc:creator>
              <dc:date>2012-12-08T14:06:00</dc:date>
            </office:change-info>
          </text:insertion>
        </text:changed-region>
        <text:changed-region xml:id="ct98743016" text:id="ct98743016">
          <text:insertion>
            <office:change-info>
              <dc:creator>Unknown Author</dc:creator>
              <dc:date>2012-12-08T14:16:00</dc:date>
            </office:change-info>
          </text:insertion>
        </text:changed-region>
        <text:changed-region xml:id="ct98744888" text:id="ct98744888">
          <text:insertion>
            <office:change-info>
              <dc:creator>Unknown Author</dc:creator>
              <dc:date>2012-12-08T14:07:00</dc:date>
            </office:change-info>
          </text:insertion>
        </text:changed-region>
        <text:changed-region xml:id="ct284968368" text:id="ct284968368">
          <text:format-change>
            <office:change-info>
              <dc:creator>Unknown Author</dc:creator>
              <dc:date>2012-12-08T14:17:00</dc:date>
            </office:change-info>
          </text:format-change>
        </text:changed-region>
        <text:changed-region xml:id="ct98742392" text:id="ct98742392">
          <text:deletion>
            <office:change-info>
              <dc:creator>Unknown Author</dc:creator>
              <dc:date>2012-12-08T14:17:00</dc:date>
            </office:change-info>
            <text:p text:style-name="Text_20_body"><text:a xlink:type="simple" xlink:href="http://tracker.firebirdsql.org/secure/ReleaseNote.jspa?version=10053&amp;styleName=Text&amp;projectId=10002&amp;Create=Create">053</text:a></text:p>
          </text:deletion>
        </text:changed-region>
        <text:changed-region xml:id="ct98743224" text:id="ct98743224">
          <text:insertion>
            <office:change-info>
              <dc:creator>Unknown Author</dc:creator>
              <dc:date>2012-12-08T14:17:00</dc:date>
            </office:change-info>
          </text:insertion>
        </text:changed-region>
        <text:changed-region xml:id="ct284967328" text:id="ct284967328">
          <text:format-change>
            <office:change-info>
              <dc:creator>Unknown Author</dc:creator>
              <dc:date>2012-12-08T14:17:00</dc:date>
            </office:change-info>
          </text:format-change>
        </text:changed-region>
        <text:changed-region xml:id="ct98742080" text:id="ct98742080">
          <text:deletion>
            <office:change-info>
              <dc:creator>Unknown Author</dc:creator>
              <dc:date>2012-12-08T13:44:00</dc:date>
            </office:change-info>
            <text:p text:style-name="Text_20_body"/>
            <text:p text:style-name="Text_20_body"/>
          </text:deletion>
        </text:changed-region>
        <text:changed-region xml:id="ct98742704" text:id="ct98742704">
          <text:insertion>
            <office:change-info>
              <dc:creator>Unknown Author</dc:creator>
              <dc:date>2012-12-08T13:47:00</dc:date>
            </office:change-info>
          </text:insertion>
        </text:changed-region>
        <text:changed-region xml:id="ct98744264" text:id="ct98744264">
          <text:insertion>
            <office:change-info>
              <dc:creator>Unknown Author</dc:creator>
              <dc:date>2012-12-08T13:48:00</dc:date>
            </office:change-info>
          </text:insertion>
        </text:changed-region>
        <text:changed-region xml:id="ct98742600" text:id="ct98742600">
          <text:insertion>
            <office:change-info>
              <dc:creator>Unknown Author</dc:creator>
              <dc:date>2012-12-08T14:02:00</dc:date>
            </office:change-info>
          </text:insertion>
        </text:changed-region>
        <text:changed-region xml:id="ct98744680" text:id="ct98744680">
          <text:insertion>
            <office:change-info>
              <dc:creator>Unknown Author</dc:creator>
              <dc:date>2012-12-08T14:03:00</dc:date>
            </office:change-info>
          </text:insertion>
        </text:changed-region>
        <text:changed-region xml:id="ct98745096" text:id="ct98745096">
          <text:insertion>
            <office:change-info>
              <dc:creator>Unknown Author</dc:creator>
              <dc:date>2012-12-08T14:04:00</dc:date>
            </office:change-info>
          </text:insertion>
        </text:changed-region>
        <text:changed-region xml:id="ct98743120" text:id="ct98743120">
          <text:insertion>
            <office:change-info>
              <dc:creator>Unknown Author</dc:creator>
              <dc:date>2012-12-08T14:05:00</dc:date>
            </office:change-info>
          </text:insertion>
        </text:changed-region>
        <text:changed-region xml:id="ct98743744" text:id="ct98743744">
          <text:insertion>
            <office:change-info>
              <dc:creator>Unknown Author</dc:creator>
              <dc:date>2012-12-08T14:06:00</dc:date>
            </office:change-info>
          </text:insertion>
        </text:changed-region>
        <text:changed-region xml:id="ct284993120" text:id="ct284993120">
          <text:insertion>
            <office:change-info>
              <dc:creator>Unknown Author</dc:creator>
              <dc:date>2012-12-08T13:41:00</dc:date>
            </office:change-info>
          </text:insertion>
        </text:changed-region>
        <text:changed-region xml:id="ct98739688" text:id="ct98739688">
          <text:insertion>
            <office:change-info>
              <dc:creator>Unknown Author</dc:creator>
              <dc:date>2012-12-08T13:44:00</dc:date>
            </office:change-info>
          </text:insertion>
        </text:changed-region>
        <text:changed-region xml:id="ct98741872" text:id="ct98741872">
          <text:insertion>
            <office:change-info>
              <dc:creator>Unknown Author</dc:creator>
              <dc:date>2012-12-08T13:45:00</dc:date>
            </office:change-info>
          </text:insertion>
        </text:changed-region>
        <text:changed-region xml:id="ct98743848" text:id="ct98743848">
          <text:insertion>
            <office:change-info>
              <dc:creator>Unknown Author</dc:creator>
              <dc:date>2012-12-08T13:46:00</dc:date>
            </office:change-info>
          </text:insertion>
        </text:changed-region>
        <text:changed-region xml:id="ct284974504" text:id="ct284974504">
          <text:deletion>
            <office:change-info>
              <dc:creator>Unknown Author</dc:creator>
              <dc:date>2012-12-08T13:39:00</dc:date>
            </office:change-info>
            <text:p text:style-name="Text_20_body"><text:span text:style-name="Source_20_Text"><text:span text:style-name="T15">2</text:span></text:span></text:p>
          </text:deletion>
        </text:changed-region>
        <text:changed-region xml:id="ct284974816" text:id="ct284974816">
          <text:insertion>
            <office:change-info>
              <dc:creator>Unknown Author</dc:creator>
              <dc:date>2012-12-08T13:39:00</dc:date>
            </office:change-info>
          </text:insertion>
        </text:changed-region>
        <text:changed-region xml:id="ct284974608" text:id="ct284974608">
          <text:deletion>
            <office:change-info>
              <dc:creator>Unknown Author</dc:creator>
              <dc:date>2012-12-08T13:39:00</dc:date>
            </office:change-info>
            <text:p text:style-name="Text_20_body"><text:span text:style-name="Source_20_Text"><text:span text:style-name="T15">2</text:span></text:span></text:p>
          </text:deletion>
        </text:changed-region>
        <text:changed-region xml:id="ct284974920" text:id="ct284974920">
          <text:insertion>
            <office:change-info>
              <dc:creator>Unknown Author</dc:creator>
              <dc:date>2012-12-08T13:39:00</dc:date>
            </office:change-info>
          </text:insertion>
        </text:changed-region>
        <text:changed-region xml:id="ct284975752" text:id="ct284975752">
          <text:deletion>
            <office:change-info>
              <dc:creator>Unknown Author</dc:creator>
              <dc:date>2012-12-08T13:39:00</dc:date>
            </office:change-info>
            <text:p text:style-name="Text_20_body"><text:span text:style-name="Source_20_Text"><text:span text:style-name="T15">2</text:span></text:span></text:p>
          </text:deletion>
        </text:changed-region>
        <text:changed-region xml:id="ct284976272" text:id="ct284976272">
          <text:insertion>
            <office:change-info>
              <dc:creator>Unknown Author</dc:creator>
              <dc:date>2012-12-08T13:39:00</dc:date>
            </office:change-info>
          </text:insertion>
        </text:changed-region>
        <text:changed-region xml:id="ct284976584" text:id="ct284976584">
          <text:deletion>
            <office:change-info>
              <dc:creator>Unknown Author</dc:creator>
              <dc:date>2012-12-08T13:39:00</dc:date>
            </office:change-info>
            <text:p text:style-name="Text_20_body"><text:span text:style-name="T16">2</text:span></text:p>
          </text:deletion>
        </text:changed-region>
        <text:changed-region xml:id="ct284978768" text:id="ct284978768">
          <text:insertion>
            <office:change-info>
              <dc:creator>Unknown Author</dc:creator>
              <dc:date>2012-12-08T13:39:00</dc:date>
            </office:change-info>
          </text:insertion>
        </text:changed-region>
        <text:changed-region xml:id="ct284978664" text:id="ct284978664">
          <text:deletion>
            <office:change-info>
              <dc:creator>Unknown Author</dc:creator>
              <dc:date>2012-12-08T13:39:00</dc:date>
            </office:change-info>
            <text:p text:style-name="Text_20_body"><text:span text:style-name="Source_20_Text"><text:span text:style-name="T15">2</text:span></text:span></text:p>
          </text:deletion>
        </text:changed-region>
        <text:changed-region xml:id="ct284979288" text:id="ct284979288">
          <text:insertion>
            <office:change-info>
              <dc:creator>Unknown Author</dc:creator>
              <dc:date>2012-12-08T13:39:00</dc:date>
            </office:change-info>
          </text:insertion>
        </text:changed-region>
        <text:changed-region xml:id="ct284977832" text:id="ct284977832">
          <text:deletion>
            <office:change-info>
              <dc:creator>Unknown Author</dc:creator>
              <dc:date>2012-12-08T13:39:00</dc:date>
            </office:change-info>
            <text:p text:style-name="Text_20_body"><text:span text:style-name="Source_20_Text"><text:span text:style-name="T15">2</text:span></text:span></text:p>
          </text:deletion>
        </text:changed-region>
        <text:changed-region xml:id="ct284978872" text:id="ct284978872">
          <text:insertion>
            <office:change-info>
              <dc:creator>Unknown Author</dc:creator>
              <dc:date>2012-12-08T13:39:00</dc:date>
            </office:change-info>
          </text:insertion>
        </text:changed-region>
        <text:changed-region xml:id="ct284979704" text:id="ct284979704">
          <text:deletion>
            <office:change-info>
              <dc:creator>Unknown Author</dc:creator>
              <dc:date>2012-12-08T13:39:00</dc:date>
            </office:change-info>
            <text:p text:style-name="Text_20_body"><text:span text:style-name="T16">2</text:span></text:p>
          </text:deletion>
        </text:changed-region>
        <text:changed-region xml:id="ct284980016" text:id="ct284980016">
          <text:insertion>
            <office:change-info>
              <dc:creator>Unknown Author</dc:creator>
              <dc:date>2012-12-08T13:39:00</dc:date>
            </office:change-info>
          </text:insertion>
        </text:changed-region>
        <text:changed-region xml:id="ct284977520" text:id="ct284977520">
          <text:deletion>
            <office:change-info>
              <dc:creator>Unknown Author</dc:creator>
              <dc:date>2012-12-08T13:39:00</dc:date>
            </office:change-info>
            <text:p text:style-name="Text_20_body"><text:span text:style-name="T16">2</text:span></text:p>
          </text:deletion>
        </text:changed-region>
        <text:changed-region xml:id="ct284980120" text:id="ct284980120">
          <text:insertion>
            <office:change-info>
              <dc:creator>Unknown Author</dc:creator>
              <dc:date>2012-12-08T13:39:00</dc:date>
            </office:change-info>
          </text:insertion>
        </text:changed-region>
        <text:changed-region xml:id="ct249085192" text:id="ct249085192">
          <text:insertion>
            <office:change-info>
              <dc:creator>Onbekende auteur</dc:creator>
              <dc:date>2012-09-23T11:54:00</dc:date>
            </office:change-info>
          </text:insertion>
        </text:changed-region>
        <text:changed-region xml:id="ct249085608" text:id="ct249085608">
          <text:deletion>
            <office:change-info>
              <dc:creator>Onbekende auteur</dc:creator>
              <dc:date>2012-09-23T11:54:00</dc:date>
            </office:change-info>
            <text:p text:style-name="P6">Full source code, including tests and build files, can be obtained from CVS at SourceForge.net. The CVSROOT is <text:line-break/><text:span text:style-name="Source_20_Text"><text:span text:style-name="T15">:pserver:anonymous@cvs.sourceforge.net:/cvsroot/firebird</text:span></text:span>, the module name is <text:span text:style-name="Source_20_Text"><text:span text:style-name="T15">client-java</text:span></text:span></text:p>
            <text:p text:style-name="P6">Alternatively source code can be viewed online at <text:a xlink:type="simple" xlink:href="http://cvs.sourceforge.net/viewcvs.py/firebird/client-java/">http://cvs.sourceforge.net/viewcvs.py/firebird/client-java/</text:a> </text:p>
          </text:deletion>
        </text:changed-region>
        <text:changed-region xml:id="ct249086024" text:id="ct249086024">
          <text:insertion>
            <office:change-info>
              <dc:creator>Onbekende auteur</dc:creator>
              <dc:date>2012-09-23T11:54:00</dc:date>
            </office:change-info>
          </text:insertion>
        </text:changed-region>
        <text:changed-region xml:id="ct249084048" text:id="ct249084048">
          <text:insertion>
            <office:change-info>
              <dc:creator>Onbekende auteur</dc:creator>
              <dc:date>2012-09-23T11:55:00</dc:date>
            </office:change-info>
          </text:insertion>
        </text:changed-region>
        <text:changed-region xml:id="ct284990416" text:id="ct284990416">
          <text:deletion>
            <office:change-info>
              <dc:creator>Unknown Author</dc:creator>
              <dc:date>2012-12-08T14:47:00</dc:date>
            </office:change-info>
            <text:p text:style-name="P7"><text:s/></text:p>
          </text:deletion>
          <text:insertion>
            <office:change-info office:chg-author="Onbekende auteur" office:chg-date-time="2012-09-23T11:55:00"/>
          </text:insertion>
        </text:changed-region>
        <text:changed-region xml:id="ct284992496" text:id="ct284992496">
          <text:insertion>
            <office:change-info>
              <dc:creator>Unknown Author</dc:creator>
              <dc:date>2012-12-08T14:47:00</dc:date>
            </office:change-info>
          </text:insertion>
        </text:changed-region>
        <text:changed-region xml:id="ct284992392" text:id="ct284992392">
          <text:insertion>
            <office:change-info>
              <dc:creator>Onbekende auteur</dc:creator>
              <dc:date>2012-09-23T11:55:00</dc:date>
            </office:change-info>
          </text:insertion>
        </text:changed-region>
        <text:changed-region xml:id="ct284995616" text:id="ct284995616">
          <text:insertion>
            <office:change-info>
              <dc:creator>Unknown Author</dc:creator>
              <dc:date>2012-12-08T14:59:00</dc:date>
            </office:change-info>
          </text:insertion>
        </text:changed-region>
        <text:changed-region xml:id="ct284994888" text:id="ct284994888">
          <text:insertion>
            <office:change-info>
              <dc:creator>Onbekende auteur</dc:creator>
              <dc:date>2012-09-23T11:55:00</dc:date>
            </office:change-info>
          </text:insertion>
        </text:changed-region>
        <text:changed-region xml:id="ct284993432" text:id="ct284993432">
          <text:deletion>
            <office:change-info>
              <dc:creator>Unknown Author</dc:creator>
              <dc:date>2012-12-08T14:58:00</dc:date>
            </office:change-info>
            <text:p text:style-name="Text_20_body">Join the list and post information about suspected bugs. This is a good idea because what is often thought to be a bug turns out to be something else. List members may be able to help out and get you going again, whereas bug fixes might take awhile.</text:p>
          </text:deletion>
          <text:insertion>
            <office:change-info office:chg-author="Onbekende auteur" office:chg-date-time="2012-09-23T11:55:00"/>
          </text:insertion>
        </text:changed-region>
        <text:changed-region xml:id="ct284990832" text:id="ct284990832">
          <text:insertion>
            <office:change-info>
              <dc:creator>Unknown Author</dc:creator>
              <dc:date>2012-12-08T14:58:00</dc:date>
            </office:change-info>
          </text:insertion>
        </text:changed-region>
        <text:changed-region xml:id="ct284991040" text:id="ct284991040">
          <text:insertion>
            <office:change-info>
              <dc:creator>Onbekende auteur</dc:creator>
              <dc:date>2012-09-23T11:55:00</dc:date>
            </office:change-info>
          </text:insertion>
        </text:changed-region>
        <text:changed-region xml:id="ct284991144" text:id="ct284991144">
          <text:deletion>
            <office:change-info>
              <dc:creator>Unknown Author</dc:creator>
              <dc:date>2012-12-08T14:59:00</dc:date>
            </office:change-info>
            <text:p text:style-name="P8">When reporting bugs, please provide a minimal reproduction, including databases and sourcecode to reproduce the problem.</text:p>
          </text:deletion>
          <text:insertion>
            <office:change-info office:chg-author="Onbekende auteur" office:chg-date-time="2012-09-23T11:55:00"/>
          </text:insertion>
        </text:changed-region>
        <text:changed-region xml:id="ct284992288" text:id="ct284992288">
          <text:insertion>
            <office:change-info>
              <dc:creator>Unknown Author</dc:creator>
              <dc:date>2012-12-08T14:59:00</dc:date>
            </office:change-info>
          </text:insertion>
        </text:changed-region>
        <text:changed-region xml:id="ct284991664" text:id="ct284991664">
          <text:insertion>
            <office:change-info>
              <dc:creator>Onbekende auteur</dc:creator>
              <dc:date>2012-09-23T11:55:00</dc:date>
            </office:change-info>
          </text:insertion>
        </text:changed-region>
        <text:changed-region xml:id="ct249084464" text:id="ct249084464">
          <text:deletion>
            <office:change-info>
              <dc:creator>Onbekende auteur</dc:creator>
              <dc:date>2012-09-23T11:55:00</dc:date>
            </office:change-info>
            <text:p text:style-name="P9">Where to get more information on Jaybird</text:p>
            <text:p text:style-name="Text_20_body">The most detailed information can be found in the Jaybird Frequently Asked Questions (FAQ). The FAQ is included in the distribution, and is available on-line in several places. </text:p>
            <text:p text:style-name="Text_20_body">JaybirdWiki is available at <text:a xlink:type="simple" xlink:href="http://jaybirdwiki.firebirdsql.org/">http://Jaybirdwiki.firebirdsql.org</text:a>. <text:span text:style-name="T17">(note: this resource is out of date and will be discontinued in the near future)</text:span></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start text:name="__RefHeading__2823_156057913611111111111111111111111111111111111111111111111111111111111111111111111111111111111111111111111111111111111111111111111111111111111111111111111111111111111111111111111111111111111111111111111111111111111111111111111111111111111111"/>Where to get help<text:bookmark-end text:name="__RefHeading__2823_156057913611111111111111111111111111111111111111111111111111111111111111111111111111111111111111111111111111111111111111111111111111111111111111111111111111111111111111111111111111111111111111111111111111111111111111111111111111111111111111"/></text:h>
            <text:p text:style-name="Text_20_body">The best place to start is the FAQ. Many details for using Jaybird with various programs are located there. Below are some links to useful web sites.</text:p>
            <text:list xml:id="list33456482" text:style-name="L1">
              <text:list-item>
                <text:p text:style-name="P10">The <text:a xlink:type="simple" xlink:href="http://groups.yahoo.com/group/Firebird-Java">http://groups.yahoo.com/group/Firebird-Java</text:a> and corresponding mailing list Firebird-Java@yahoogroups.com.</text:p>
              </text:list-item>
              <text:list-item>
                <text:p text:style-name="P10">The code for Firebird and this driver are on <text:a xlink:type="simple" xlink:href="http://sourceforge.net/projects/firebird">http://sourceforge.net/projects/firebird</text:a>.</text:p>
              </text:list-item>
              <text:list-item>
                <text:p text:style-name="P10">The Firebird project home page <text:a xlink:type="simple" xlink:href="http://www.firebirdsql.com/">http://www.firebirdsql.com</text:a>.</text:p>
              </text:list-item>
            </text:list>
            <text:h text:style-name="Heading_20_3" text:outline-level="3"><text:bookmark-start text:name="__RefHeading__2825_156057913611111111111111111111111111111111111111111111111111111111111111111111111111111111111111111111111111111111111111111111111111111111111111111111111111111111111111111111111111111111111111111111111111111111111111111111111111111111111111"/>Reporting Bugs<text:bookmark-end text:name="__RefHeading__2825_156057913611111111111111111111111111111111111111111111111111111111111111111111111111111111111111111111111111111111111111111111111111111111111111111111111111111111111111111111111111111111111111111111111111111111111111111111111111111111111111"/></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11">If you are sure that this is a bug you can report it in the Firebird bug tracker, project “Java Client (Jaybird)” at <text:a xlink:type="simple" xlink:href="http://tracker.firebirdsql.org/browse/JDBC">http://tracker.firebirdsql.org/browse/JDBC</text:a></text:p>
            <text:p text:style-name="P11">When reporting bugs, please provide a minimal reproduction, including databases and sourcecode to reproduce the problem.</text:p>
            <text:h text:style-name="Heading_20_3" text:outline-level="3"><text:bookmark-start text:name="__RefHeading__8765_108038819711111111111111111111111111111111111111111111111111111111111111111111111111111111111111111111111111111111111111111111111111111111111111111111111111111111111111111111111111111111111111111111111111111111111111111111111111111111111111"/>Corrections/Additions To Release Notes<text:bookmark-end text:name="__RefHeading__8765_108038819711111111111111111111111111111111111111111111111111111111111111111111111111111111111111111111111111111111111111111111111111111111111111111111111111111111111111111111111111111111111111111111111111111111111111111111111111111111111111"/></text:h>
            <text:p text:style-name="P9">Please send corrections, suggestions, or additions to these Release Notes to to the mailing list at Firebird-Java@yahoogroups.com.</text:p>
          </text:deletion>
        </text:changed-region>
        <text:changed-region xml:id="ct249085296" text:id="ct249085296">
          <text:insertion>
            <office:change-info>
              <dc:creator>Onbekende auteur</dc:creator>
              <dc:date>2012-09-23T11:55:00</dc:date>
            </office:change-info>
          </text:insertion>
        </text:changed-region>
        <text:changed-region xml:id="ct284990728" text:id="ct284990728">
          <text:insertion>
            <office:change-info>
              <dc:creator>Unknown Author</dc:creator>
              <dc:date>2012-12-08T14:42:00</dc:date>
            </office:change-info>
          </text:insertion>
        </text:changed-region>
        <text:changed-region xml:id="ct284991352" text:id="ct284991352">
          <text:insertion>
            <office:change-info>
              <dc:creator>Unknown Author</dc:creator>
              <dc:date>2012-12-08T14:45:00</dc:date>
            </office:change-info>
          </text:insertion>
        </text:changed-region>
        <text:changed-region xml:id="ct249085712" text:id="ct249085712">
          <text:deletion>
            <office:change-info>
              <dc:creator>Onbekende auteur</dc:creator>
              <dc:date>2012-09-23T11:55:00</dc:date>
            </office:change-info>
            <text:p text:style-name="P12">Type 2 driver, will connect to the database using client library (either <text:span text:style-name="Source_20_Text"><text:span text:style-name="T16">fbclient.dl</text:span></text:span><text:span text:style-name="T16">l</text:span> or <text:span text:style-name="Source_20_Text"><text:span text:style-name="T15">gds32.dll</text:span></text:span> on Windows, and <text:span text:style-name="Source_20_Text"><text:span text:style-name="T15">libfbclient.so</text:span></text:span> or <text:span text:style-name="Source_20_Text"><text:span text:style-name="T15">libgds.so</text:span></text:span> on Linux). Requires correct installation of the client library.</text:p>
          </text:deletion>
        </text:changed-region>
        <text:changed-region xml:id="ct249084672" text:id="ct249084672">
          <text:insertion>
            <office:change-info>
              <dc:creator>Onbekende auteur</dc:creator>
              <dc:date>2012-09-23T11:55:00</dc:date>
            </office:change-info>
          </text:insertion>
        </text:changed-region>
        <text:changed-region xml:id="ct249083944" text:id="ct249083944">
          <text:deletion>
            <office:change-info>
              <dc:creator>Onbekende auteur</dc:creator>
              <dc:date>2012-09-23T11:56:00</dc:date>
            </office:change-info>
            <text:p text:style-name="P13"><text:span text:style-name="Source_20_Text"><text:span text:style-name="T15">libjaybird22.so / libjaybird22_x64.so</text:span></text:span> is a precompiled binary for the Linux platform (AMD/Intel). It must be available via the <text:span text:style-name="T16">LD_LIBRARY_PATH</text:span> environment variable, e.g. copied into <text:span text:style-name="Source_20_Text"><text:span text:style-name="T15">/usr/lib/</text:span></text:span> directory. The library should be copied into a directory in the <text:span text:style-name="T16">LD_LIBRARY_PATH</text:span> environment variable (e.g. copied into <text:span text:style-name="Source_20_Text"><text:span text:style-name="T15">/usr/lib/</text:span></text:span> directory), or be made available to the JVM using the <text:span text:style-name="Source_20_Text"><text:span text:style-name="T15">java.library.path</text:span></text:span> system property.</text:p>
          </text:deletion>
        </text:changed-region>
        <text:changed-region xml:id="ct249085088" text:id="ct249085088">
          <text:insertion>
            <office:change-info>
              <dc:creator>Onbekende auteur</dc:creator>
              <dc:date>2012-09-23T11:56:00</dc:date>
            </office:change-info>
          </text:insertion>
        </text:changed-region>
        <text:changed-region xml:id="ct284980224" text:id="ct284980224">
          <text:insertion>
            <office:change-info>
              <dc:creator>Unknown Author</dc:creator>
              <dc:date>2012-12-08T13:40:00</dc:date>
            </office:change-info>
          </text:insertion>
        </text:changed-region>
        <text:changed-region xml:id="ct284990624" text:id="ct284990624">
          <text:deletion>
            <office:change-info>
              <dc:creator>Unknown Author</dc:creator>
              <dc:date>2012-12-08T13:40:00</dc:date>
            </office:change-info>
            <text:h text:style-name="P14" text:outline-level="2">Usage and Reference Manual</text:h>
            <text:h text:style-name="Heading_20_3" text:outline-level="3"><text:bookmark-start text:name="__RefHeading__2757_156057913611111111111111111111111111111111111111111111111111111111111111111111111111111111111111111111111111111111111111111111111111111111111111111111111111111111111111111111111111111111111111111111111"/>Events<text:bookmark-end text:name="__RefHeading__2757_156057913611111111111111111111111111111111111111111111111111111111111111111111111111111111111111111111111111111111111111111111111111111111111111111111111111111111111111111111111111111111111111111111111"/></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15">org.firebirdsql.event</text:span></text:span> package, which includes:</text:p>
            <text:list xml:id="list33460425" text:style-name="L2">
              <text:list-item>
                <text:p text:style-name="P15"><text:span text:style-name="Source_20_Text"><text:span text:style-name="T15">EventManager</text:span></text:span> interface to register for the synchronous and asynchronous notification about the events in the database;</text:p>
              </text:list-item>
              <text:list-item>
                <text:p text:style-name="P15"><text:span text:style-name="Source_20_Text"><text:span text:style-name="T15">EventListener</text:span></text:span> interface which has to be implemented by the application that wants to participate in the asynchronous notification;</text:p>
              </text:list-item>
              <text:list-item>
                <text:p text:style-name="P15"><text:span text:style-name="Source_20_Text"><text:span text:style-name="T15">DatabaseEvent</text:span></text:span> interface which represents the object that will be passed to the <text:span text:style-name="Source_20_Text"><text:span text:style-name="T15">EventListener</text:span></text:span> notification method;</text:p>
              </text:list-item>
              <text:list-item>
                <text:p text:style-name="P15">Implementation of the above interfaces: <text:span text:style-name="Source_20_Text"><text:span text:style-name="T15">FBEventManager</text:span></text:span> and <text:span text:style-name="Source_20_Text"><text:span text:style-name="T15">FBDatabaseEvent</text:span></text:span>.</text:p>
              </text:list-item>
            </text:list>
            <text:p text:style-name="Text_20_body"><text:span text:style-name="Strong_20_Emphasis">Please note, that each instance of </text:span><text:span text:style-name="Source_20_Text"><text:span text:style-name="T18">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11111111111111111111111111111111111111111111111111111111111111111111111111111111111111111111111111111111111111111111111111111111111111111111111111111111111111111111111111111111111111111111111"/>Default holdable result sets (closed ResultSet in auto-commit mode)<text:bookmark-end text:name="__RefHeading__2761_156057913611111111111111111111111111111111111111111111111111111111111111111111111111111111111111111111111111111111111111111111111111111111111111111111111111111111111111111111111111111111111111111111111"/></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property is called:</text:p>
            <text:list xml:id="list33455673" text:style-name="L3">
              <text:list-item>
                <text:p text:style-name="P16"><text:span text:style-name="Source_20_Text"><text:span text:style-name="T15">defaultResultSetHoldable</text:span></text:span> as connection property for JDBC URL or for <text:span text:style-name="Source_20_Text"><text:span text:style-name="T15">java.sql.DriverManager</text:span></text:span> class and no or empty value should be assigned to it; it has an alias <text:span text:style-name="Source_20_Text"><text:span text:style-name="T15">defaultHoldable</text:span></text:span> to simplify the typing;</text:p>
              </text:list-item>
              <text:list-item>
                <text:p text:style-name="P16"><text:span text:style-name="Source_20_Text"><text:span text:style-name="T15">isc_dpb_result_set_holdable</text:span></text:span> as a DPB member;</text:p>
              </text:list-item>
              <text:list-item>
                <text:p text:style-name="P16"><text:span text:style-name="Source_20_Text"><text:span text:style-name="T15">FirebirdConnectionProperties</text:span></text:span> interface methods <text:span text:style-name="Source_20_Text"><text:span text:style-name="T15">isDefaultResultSetHoldable()</text:span></text:span> and <text:span text:style-name="Source_20_Text"><text:span text:style-name="T15">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11111111111111111111111111111111111111111111111111111111111111111111111111111111111111111111111111111111111111111111111111111111111111111111111111111111111111111111111111111111111111111111111"/>Updatable result sets<text:bookmark-end text:name="__RefHeading__2763_156057913611111111111111111111111111111111111111111111111111111111111111111111111111111111111111111111111111111111111111111111111111111111111111111111111111111111111111111111111111111111111111111111111"/></text:h>
            <text:p text:style-name="P11">Jaybird provides support for updatable result sets. This feature allows a Java application to update the current record using the <text:span text:style-name="Source_20_Text"><text:span text:style-name="T15">update</text:span></text:span><text:span text:style-name="Source_20_Text"><text:span text:style-name="T19">XXX</text:span></text:span> methods of <text:span text:style-name="Source_20_Text"><text:span text:style-name="T15">java.sql.ResultSet</text:span></text:span> interface. Updates are performed within the current transaction using a best row identifier in <text:span text:style-name="Source_20_Text"><text:span text:style-name="T15">WHERE</text:span></text:span> clause. This sets the following limitation on the result set “updatability”:</text:p>
            <text:list xml:id="list33462383" text:style-name="L4">
              <text:list-item>
                <text:p text:style-name="P17">the <text:span text:style-name="Source_20_Text"><text:span text:style-name="T15">SELECT</text:span></text:span> references a single table;</text:p>
              </text:list-item>
              <text:list-item>
                <text:p text:style-name="P17">all columns not referenced in <text:span text:style-name="Source_20_Text"><text:span text:style-name="T15">SELECT</text:span></text:span> permit <text:span text:style-name="Source_20_Text"><text:span text:style-name="T15">NULL</text:span></text:span>s (otherwise <text:span text:style-name="Source_20_Text"><text:span text:style-name="T15">INSERT</text:span></text:span>s will fail);</text:p>
              </text:list-item>
              <text:list-item>
                <text:p text:style-name="P17">the <text:span text:style-name="Source_20_Text"><text:span text:style-name="T15">SELECT</text:span></text:span> statement does not contain <text:span text:style-name="Source_20_Text"><text:span text:style-name="T15">DISTINCT</text:span></text:span> predicate, aggregate functions, joined tables or stored procedures;</text:p>
              </text:list-item>
              <text:list-item>
                <text:p text:style-name="P17">the <text:span text:style-name="Source_20_Text"><text:span text:style-name="T15">SELECT</text:span></text:span> statement references all columns from the table primary key definition or an <text:span text:style-name="Source_20_Text"><text:span text:style-name="T15">RDB$DB_KEY</text:span></text:span> column.</text:p>
              </text:list-item>
            </text:list>
            <text:h text:style-name="Heading_20_3" text:outline-level="3"><text:bookmark-start text:name="__RefHeading__2765_156057913611111111111111111111111111111111111111111111111111111111111111111111111111111111111111111111111111111111111111111111111111111111111111111111111111111111111111111111111111111111111111111111111"/>Firebird management interfaces<text:bookmark-end text:name="__RefHeading__2765_156057913611111111111111111111111111111111111111111111111111111111111111111111111111111111111111111111111111111111111111111111111111111111111111111111111111111111111111111111111111111111111111111111111"/></text:h>
            <text:p text:style-name="Text_20_body">Jaybird provides full support of the Firebird Services API that allows Java applications to perform various server management tasks:</text:p>
            <text:list xml:id="list33470378" text:style-name="L5">
              <text:list-item>
                <text:p text:style-name="P18">database backup/restore on remote server; it is possible to performs metadata-only backups, switch the garbage collection during backup off, restore databases with no validity constraints or active indices, etc.</text:p>
              </text:list-item>
              <text:list-item>
                <text:p text:style-name="P18">database maintenance, e.g. database shutdown, sweep, changing the forced writes settings, changing SQL dialect of the database, shadow management, etc.</text:p>
              </text:list-item>
              <text:list-item>
                <text:p text:style-name="P18">retrieving database statistics including header page statistics, system table statistics, data page statistics and index statistics.</text:p>
              </text:list-item>
              <text:list-item>
                <text:p text:style-name="P19">user management, including adding, modifying, and deleting user accounts.</text:p>
              </text:list-item>
            </text:list>
            <text:h text:style-name="Heading_20_3" text:outline-level="3"><text:bookmark-start text:name="__RefHeading__2767_156057913611111111111111111111111111111111111111111111111111111111111111111111111111111111111111111111111111111111111111111111111111111111111111111111111111111111111111111111111111111111111111111111111"/>Jaybird JDBC extensions<text:bookmark-end text:name="__RefHeading__2767_156057913611111111111111111111111111111111111111111111111111111111111111111111111111111111111111111111111111111111111111111111111111111111111111111111111111111111111111111111111111111111111111111111111"/></text:h>
            <text:p text:style-name="P11">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15">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72"><text:span text:style-name="Source_20_Text"><text:span text:style-name="T16">FirebirdDriver</text:span></text:span></text:p>
                </table:table-cell>
                <table:table-cell table:style-name="Table4.B3" office:value-type="string">
                  <text:p text:style-name="P73">2.0</text:p>
                </table:table-cell>
                <table:table-cell table:style-name="Table4.A2" office:value-type="string">
                  <text:p text:style-name="P72"><text:span text:style-name="Source_20_Text"><text:span text:style-name="T15">newConnectionProperties()</text:span></text:span></text:p>
                </table:table-cell>
                <table:table-cell table:style-name="Table4.A2" office:value-type="string">
                  <text:p text:style-name="P72">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75"/>
                </table:table-cell>
                <table:table-cell table:style-name="Table4.B3" office:value-type="string">
                  <text:p text:style-name="P73"/>
                </table:table-cell>
                <table:table-cell table:style-name="Table4.A2" office:value-type="string">
                  <text:p text:style-name="P72"><text:span text:style-name="Source_20_Text"><text:span text:style-name="T15">connect(FirebirdConnectionProperties)</text:span></text:span></text:p>
                </table:table-cell>
                <table:table-cell table:style-name="Table4.A2" office:value-type="string">
                  <text:p text:style-name="P72">Connect to the Firebird database using the specified connection properties.</text:p>
                </table:table-cell>
              </table:table-row>
              <table:table-row>
                <table:table-cell table:style-name="Table4.A2" office:value-type="string">
                  <text:p text:style-name="P72"><text:span text:style-name="Source_20_Text"><text:span text:style-name="T16">FirebirdConnectionProperties</text:span></text:span></text:p>
                </table:table-cell>
                <table:table-cell table:style-name="Table4.B3" office:value-type="string">
                  <text:p text:style-name="P73">2.0</text:p>
                </table:table-cell>
                <table:table-cell table:style-name="Table4.A2" office:value-type="string">
                  <text:p text:style-name="P72">see <text:a xlink:type="simple" xlink:href="#2.4.JDBC connection properties|outline">JDBC connection properties</text:a> section for more details.</text:p>
                </table:table-cell>
                <table:table-cell table:style-name="Table4.A2" office:value-type="string">
                  <text:p text:style-name="P72"/>
                </table:table-cell>
              </table:table-row>
              <table:table-row>
                <table:table-cell table:style-name="Table4.A2" office:value-type="string">
                  <text:p text:style-name="P72"><text:span text:style-name="Source_20_Text"><text:span text:style-name="T16">FirebirdConnection</text:span></text:span></text:p>
                </table:table-cell>
                <table:table-cell table:style-name="Table4.B3" office:value-type="string">
                  <text:p text:style-name="P73">1.5</text:p>
                </table:table-cell>
                <table:table-cell table:style-name="Table4.A2" office:value-type="string">
                  <text:p text:style-name="P72"><text:span text:style-name="Source_20_Text"><text:span text:style-name="T15">createBlob()</text:span></text:span></text:p>
                </table:table-cell>
                <table:table-cell table:style-name="Table4.A2" office:value-type="string">
                  <text:p text:style-name="P72">Create new BLOB in the database. Later this BLOB can be passed as a parameter into <text:span text:style-name="Source_20_Text"><text:span text:style-name="T15">PreparedStatement</text:span></text:span> or <text:span text:style-name="Source_20_Text"><text:span text:style-name="T15">CallableStatement</text:span></text:span>.</text:p>
                </table:table-cell>
              </table:table-row>
              <table:table-row>
                <table:table-cell table:style-name="Table4.A2" office:value-type="string">
                  <text:p text:style-name="P75"/>
                </table:table-cell>
                <table:table-cell table:style-name="Table4.A2" office:value-type="string">
                  <text:p text:style-name="P73">1.5</text:p>
                </table:table-cell>
                <table:table-cell table:style-name="Table4.A2" office:value-type="string">
                  <text:p text:style-name="P72"><text:span text:style-name="Source_20_Text"><text:span text:style-name="T15">getIscEncoding()</text:span></text:span></text:p>
                </table:table-cell>
                <table:table-cell table:style-name="Table4.A2" office:value-type="string">
                  <text:p text:style-name="P72">Get connection character encoding.</text:p>
                </table:table-cell>
              </table:table-row>
              <table:table-row>
                <table:table-cell table:style-name="Table4.A2" office:value-type="string">
                  <text:p text:style-name="P75"/>
                </table:table-cell>
                <table:table-cell table:style-name="Table4.A2" office:value-type="string">
                  <text:p text:style-name="P73">2.0</text:p>
                </table:table-cell>
                <table:table-cell table:style-name="Table4.A2" office:value-type="string">
                  <text:p text:style-name="P72"><text:span text:style-name="Source_20_Text"><text:span text:style-name="T15">getTransactionParameters(<text:line-break/> <text:s text:c="3"/>int isolationLevel<text:line-break/>)</text:span></text:span></text:p>
                </table:table-cell>
                <table:table-cell table:style-name="Table4.A2" office:value-type="string">
                  <text:p text:style-name="P72">Get the TPB parameters for the specified transaction isolation level.</text:p>
                </table:table-cell>
              </table:table-row>
              <table:table-row>
                <table:table-cell table:style-name="Table4.A2" office:value-type="string">
                  <text:p text:style-name="P75"/>
                </table:table-cell>
                <table:table-cell table:style-name="Table4.A2" office:value-type="string">
                  <text:p text:style-name="P73">2.0</text:p>
                </table:table-cell>
                <table:table-cell table:style-name="Table4.A2" office:value-type="string">
                  <text:p text:style-name="P72"><text:span text:style-name="Source_20_Text"><text:span text:style-name="T15">createTransactionParameterBuffer()</text:span></text:span></text:p>
                </table:table-cell>
                <table:table-cell table:style-name="Table4.A2" office:value-type="string">
                  <text:p text:style-name="P72">Create an empty transaction parameter buffer.</text:p>
                </table:table-cell>
              </table:table-row>
              <table:table-row>
                <table:table-cell table:style-name="Table4.A2" office:value-type="string">
                  <text:p text:style-name="P75"/>
                </table:table-cell>
                <table:table-cell table:style-name="Table4.A2" office:value-type="string">
                  <text:p text:style-name="P73">2.0</text:p>
                </table:table-cell>
                <table:table-cell table:style-name="Table4.A2" office:value-type="string">
                  <text:p text:style-name="P72"><text:span text:style-name="Source_20_Text"><text:span text:style-name="T15">setTransactionParameters(<text:line-break/> <text:s text:c="3"/>int isolationLevel,<text:line-break/> <text:s text:c="3"/>TransactionParameterBuffer tpb<text:line-break/>)</text:span></text:span></text:p>
                </table:table-cell>
                <table:table-cell table:style-name="Table4.A2" office:value-type="string">
                  <text:p text:style-name="P72">Set TPB parameters for the specified transaction isolation level. The newly specified mapping is valid for the whole connection lifetime.</text:p>
                </table:table-cell>
              </table:table-row>
              <table:table-row>
                <table:table-cell table:style-name="Table4.A2" office:value-type="string">
                  <text:p text:style-name="P75"/>
                </table:table-cell>
                <table:table-cell table:style-name="Table4.A2" office:value-type="string">
                  <text:p text:style-name="P73">2.0</text:p>
                </table:table-cell>
                <table:table-cell table:style-name="Table4.A2" office:value-type="string">
                  <text:p text:style-name="P72"><text:span text:style-name="Source_20_Text"><text:span text:style-name="T15">setTransactionParameters(<text:line-break/> <text:s text:c="3"/>TransactionParameterBuffer tpb<text:line-break/>)</text:span></text:span></text:p>
                </table:table-cell>
                <table:table-cell table:style-name="Table4.A2" office:value-type="string">
                  <text:p text:style-name="P72">meters are effective until the transaction isolation is changed.</text:p>
                </table:table-cell>
              </table:table-row>
              <table:table-row>
                <table:table-cell table:style-name="Table4.A2" office:value-type="string">
                  <text:p text:style-name="P72"><text:span text:style-name="Source_20_Text"><text:span text:style-name="T16">FirebirdDatabaseMetaData</text:span></text:span></text:p>
                </table:table-cell>
                <table:table-cell table:style-name="Table4.A2" office:value-type="string">
                  <text:p text:style-name="P73"/>
                </table:table-cell>
                <table:table-cell table:style-name="Table4.A2" office:value-type="string">
                  <text:p text:style-name="P72"><text:span text:style-name="Source_20_Text"><text:span text:style-name="T15">getProcedureSourceCode(String)</text:span></text:span></text:p>
                </table:table-cell>
                <table:table-cell table:style-name="Table4.A2" office:value-type="string">
                  <text:p text:style-name="P72">Get source code for the specified stored procedure name.</text:p>
                </table:table-cell>
              </table:table-row>
              <table:table-row>
                <table:table-cell table:style-name="Table4.A2" office:value-type="string">
                  <text:p text:style-name="P75"/>
                </table:table-cell>
                <table:table-cell table:style-name="Table4.A2" office:value-type="string">
                  <text:p text:style-name="P73"/>
                </table:table-cell>
                <table:table-cell table:style-name="Table4.A2" office:value-type="string">
                  <text:p text:style-name="P72"><text:span text:style-name="Source_20_Text"><text:span text:style-name="T15">getTriggerSourceCode(String)</text:span></text:span></text:p>
                </table:table-cell>
                <table:table-cell table:style-name="Table4.A2" office:value-type="string">
                  <text:p text:style-name="P72">Get source code for the specified trigger name.</text:p>
                </table:table-cell>
              </table:table-row>
              <table:table-row>
                <table:table-cell table:style-name="Table4.A2" office:value-type="string">
                  <text:p text:style-name="P75"/>
                </table:table-cell>
                <table:table-cell table:style-name="Table4.A2" office:value-type="string">
                  <text:p text:style-name="P73"/>
                </table:table-cell>
                <table:table-cell table:style-name="Table4.A2" office:value-type="string">
                  <text:p text:style-name="P72"><text:span text:style-name="Source_20_Text"><text:span text:style-name="T15">getViewSourceCode(String)</text:span></text:span></text:p>
                </table:table-cell>
                <table:table-cell table:style-name="Table4.A2" office:value-type="string">
                  <text:p text:style-name="P72">Get source code for the specified view name.</text:p>
                </table:table-cell>
              </table:table-row>
              <table:table-row>
                <table:table-cell table:style-name="Table4.A2" office:value-type="string">
                  <text:p text:style-name="P72"><text:span text:style-name="Source_20_Text"><text:span text:style-name="T16">FirebirdStatement</text:span></text:span></text:p>
                </table:table-cell>
                <table:table-cell table:style-name="Table4.A2" office:value-type="string">
                  <text:p text:style-name="P73">1.5</text:p>
                </table:table-cell>
                <table:table-cell table:style-name="Table4.A2" office:value-type="string">
                  <text:p text:style-name="P72"><text:span text:style-name="Source_20_Text"><text:span text:style-name="T15">getInsertedRowsCount()<text:line-break/>getUpdatedRowsCount()<text:line-break/>getDeletedRowsCount()</text:span></text:span></text:p>
                </table:table-cell>
                <table:table-cell table:style-name="Table4.A2" office:value-type="string">
                  <text:p text:style-name="P72">Extension that allows to get more precise information about outcome of some statement.</text:p>
                </table:table-cell>
              </table:table-row>
              <table:table-row>
                <table:table-cell table:style-name="Table4.A2" office:value-type="string">
                  <text:p text:style-name="P75"/>
                </table:table-cell>
                <table:table-cell table:style-name="Table4.A2" office:value-type="string">
                  <text:p text:style-name="P73">1.5</text:p>
                </table:table-cell>
                <table:table-cell table:style-name="Table4.A2" office:value-type="string">
                  <text:p text:style-name="P72"><text:span text:style-name="Source_20_Text"><text:span text:style-name="T15">hasOpenResultSet()</text:span></text:span></text:p>
                </table:table-cell>
                <table:table-cell table:style-name="Table4.A2" office:value-type="string">
                  <text:p text:style-name="P72">Check if this statement has open result set. Correctly works only when auto-commit is disabled. Check method documentation for details.</text:p>
                </table:table-cell>
              </table:table-row>
              <table:table-row>
                <table:table-cell table:style-name="Table4.A2" office:value-type="string">
                  <text:p text:style-name="P75"/>
                </table:table-cell>
                <table:table-cell table:style-name="Table4.A2" office:value-type="string">
                  <text:p text:style-name="P73">1.5</text:p>
                </table:table-cell>
                <table:table-cell table:style-name="Table4.A2" office:value-type="string">
                  <text:p text:style-name="P72"><text:span text:style-name="Source_20_Text"><text:span text:style-name="T15">getCurrentResultSet()</text:span></text:span></text:p>
                </table:table-cell>
                <table:table-cell table:style-name="Table4.A2" office:value-type="string">
                  <text:p text:style-name="P72">Get current result set. Behaviour of this method is similar to the behavior of the <text:s/><text:span text:style-name="Source_20_Text"><text:span text:style-name="T15">Statement.getResultSet()</text:span></text:span>, except that this method can be called as much as you like.</text:p>
                </table:table-cell>
              </table:table-row>
              <table:table-row>
                <table:table-cell table:style-name="Table4.A2" office:value-type="string">
                  <text:p text:style-name="P75"/>
                </table:table-cell>
                <table:table-cell table:style-name="Table4.A2" office:value-type="string">
                  <text:p text:style-name="P73">1.5</text:p>
                </table:table-cell>
                <table:table-cell table:style-name="Table4.A2" office:value-type="string">
                  <text:p text:style-name="P72"><text:span text:style-name="Source_20_Text"><text:span text:style-name="T15">isValid()</text:span></text:span></text:p>
                </table:table-cell>
                <table:table-cell table:style-name="Table4.A2" office:value-type="string">
                  <text:p text:style-name="P72">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75"/>
                </table:table-cell>
                <table:table-cell table:style-name="Table4.A2" office:value-type="string">
                  <text:p text:style-name="P73">2.0</text:p>
                </table:table-cell>
                <table:table-cell table:style-name="Table4.A2" office:value-type="string">
                  <text:p text:style-name="P72"><text:span text:style-name="Source_20_Text"><text:span text:style-name="T15">getLastExecutionPlan()</text:span></text:span></text:p>
                </table:table-cell>
                <table:table-cell table:style-name="Table4.A2" office:value-type="string">
                  <text:p text:style-name="P72">Get execution plan for the last executed statement.</text:p>
                </table:table-cell>
              </table:table-row>
              <table:table-row>
                <table:table-cell table:style-name="Table4.A2" office:value-type="string">
                  <text:p text:style-name="P72"><text:span text:style-name="Source_20_Text"><text:span text:style-name="T16">FirebirdPreparedStatement</text:span></text:span></text:p>
                </table:table-cell>
                <table:table-cell table:style-name="Table4.A2" office:value-type="string">
                  <text:p text:style-name="P73">2.0</text:p>
                </table:table-cell>
                <table:table-cell table:style-name="Table4.A2" office:value-type="string">
                  <text:p text:style-name="P72"><text:span text:style-name="Source_20_Text"><text:span text:style-name="T15">getExecutionPlan()</text:span></text:span></text:p>
                </table:table-cell>
                <table:table-cell table:style-name="Table4.A2" office:value-type="string">
                  <text:p text:style-name="P72">Get the execution plan of this prepared statement.</text:p>
                </table:table-cell>
              </table:table-row>
              <table:table-row>
                <table:table-cell table:style-name="Table4.A2" office:value-type="string">
                  <text:p text:style-name="P75"/>
                </table:table-cell>
                <table:table-cell table:style-name="Table4.A2" office:value-type="string">
                  <text:p text:style-name="P73">2.0</text:p>
                </table:table-cell>
                <table:table-cell table:style-name="Table4.A2" office:value-type="string">
                  <text:p text:style-name="P72"><text:span text:style-name="Source_20_Text"><text:span text:style-name="T15">getStatementType()</text:span></text:span></text:p>
                </table:table-cell>
                <table:table-cell table:style-name="Table4.A2" office:value-type="string">
                  <text:p text:style-name="P72">Get the statement type of this prepared statement.</text:p>
                </table:table-cell>
              </table:table-row>
              <table:table-row>
                <table:table-cell table:style-name="Table4.A2" office:value-type="string">
                  <text:p text:style-name="P72"><text:span text:style-name="Source_20_Text"><text:span text:style-name="T16">FirebirdCallableStatement</text:span></text:span></text:p>
                </table:table-cell>
                <table:table-cell table:style-name="Table4.A2" office:value-type="string">
                  <text:p text:style-name="P73">1.5</text:p>
                </table:table-cell>
                <table:table-cell table:style-name="Table4.A2" office:value-type="string">
                  <text:p text:style-name="P72"><text:span text:style-name="Source_20_Text"><text:span text:style-name="T15">setSelectableProcedure(<text:line-break/> <text:s text:c="3"/>boolean selectable<text:line-break/>)</text:span></text:span></text:p>
                </table:table-cell>
                <table:table-cell table:style-name="Table4.A2" office:value-type="string">
                  <text:p text:style-name="P72">Mark this callable statement as a call of the selectable procedure. By default callable statement uses <text:span text:style-name="T16">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72"><text:span text:style-name="Source_20_Text"><text:span text:style-name="T16">FirebirdResultSet</text:span></text:span></text:p>
                </table:table-cell>
                <table:table-cell table:style-name="Table4.A2" office:value-type="string">
                  <text:p text:style-name="P73">2.0</text:p>
                </table:table-cell>
                <table:table-cell table:style-name="Table4.A2" office:value-type="string">
                  <text:p text:style-name="P72"><text:span text:style-name="Source_20_Text"><text:span text:style-name="T15">getExecutionPlan()</text:span></text:span></text:p>
                </table:table-cell>
                <table:table-cell table:style-name="Table4.A2" office:value-type="string">
                  <text:p text:style-name="P72">Get execution plan for this result set.</text:p>
                </table:table-cell>
              </table:table-row>
              <table:table-row>
                <table:table-cell table:style-name="Table4.A2" office:value-type="string">
                  <text:p text:style-name="P72"><text:span text:style-name="Source_20_Text"><text:span text:style-name="T16">FirebirdBlob</text:span></text:span></text:p>
                </table:table-cell>
                <table:table-cell table:style-name="Table4.A2" office:value-type="string">
                  <text:p text:style-name="P73">1.5</text:p>
                </table:table-cell>
                <table:table-cell table:style-name="Table4.A2" office:value-type="string">
                  <text:p text:style-name="P72"><text:span text:style-name="Source_20_Text"><text:span text:style-name="T15">detach()</text:span></text:span></text:p>
                </table:table-cell>
                <table:table-cell table:style-name="Table4.A2" office:value-type="string">
                  <text:p text:style-name="P72">Method “detaches” a BLOB object from the underlying result set. Lifetime of “detached” BLOB is limited by the lifetime of the connection.</text:p>
                </table:table-cell>
              </table:table-row>
              <table:table-row>
                <table:table-cell table:style-name="Table4.A2" office:value-type="string">
                  <text:p text:style-name="P75"/>
                </table:table-cell>
                <table:table-cell table:style-name="Table4.A2" office:value-type="string">
                  <text:p text:style-name="P73">1.5</text:p>
                </table:table-cell>
                <table:table-cell table:style-name="Table4.A2" office:value-type="string">
                  <text:p text:style-name="P72"><text:span text:style-name="Source_20_Text"><text:span text:style-name="T15">isSegmented()</text:span></text:span></text:p>
                </table:table-cell>
                <table:table-cell table:style-name="Table4.A2" office:value-type="string">
                  <text:p text:style-name="P72">Check if this BLOB is segmented. Seek operation is not defined for the segmented BLOBs.</text:p>
                </table:table-cell>
              </table:table-row>
              <table:table-row>
                <table:table-cell table:style-name="Table4.A2" office:value-type="string">
                  <text:p text:style-name="P75"/>
                </table:table-cell>
                <table:table-cell table:style-name="Table4.A2" office:value-type="string">
                  <text:p text:style-name="P73">1.5</text:p>
                </table:table-cell>
                <table:table-cell table:style-name="Table4.A2" office:value-type="string">
                  <text:p text:style-name="P72"><text:span text:style-name="Source_20_Text"><text:span text:style-name="T15">setBinaryStream(<text:line-break/> <text:s/>long position<text:line-break/>)</text:span></text:span></text:p>
                </table:table-cell>
                <table:table-cell table:style-name="Table4.A2" office:value-type="string">
                  <text:p text:style-name="P72">Opens an output stream at the specified position, allows modifying BLOB content. Due to server limitations only position 0 is supported.</text:p>
                </table:table-cell>
              </table:table-row>
              <table:table-row>
                <table:table-cell table:style-name="Table4.A2" office:value-type="string">
                  <text:p text:style-name="P72"><text:span text:style-name="Source_20_Text"><text:span text:style-name="T16">FirebirdBlob.BlobInputStream</text:span></text:span></text:p>
                </table:table-cell>
                <table:table-cell table:style-name="Table4.A2" office:value-type="string">
                  <text:p text:style-name="P73">1.5</text:p>
                </table:table-cell>
                <table:table-cell table:style-name="Table4.A2" office:value-type="string">
                  <text:p text:style-name="P72"><text:span text:style-name="Source_20_Text"><text:span text:style-name="T15">getBlob()</text:span></text:span></text:p>
                </table:table-cell>
                <table:table-cell table:style-name="Table4.A2" office:value-type="string">
                  <text:p text:style-name="P72">Get corresponding BLOB instance.</text:p>
                </table:table-cell>
              </table:table-row>
              <table:table-row>
                <table:table-cell table:style-name="Table4.A2" office:value-type="string">
                  <text:p text:style-name="P75"/>
                </table:table-cell>
                <table:table-cell table:style-name="Table4.A2" office:value-type="string">
                  <text:p text:style-name="P73">1.5</text:p>
                </table:table-cell>
                <table:table-cell table:style-name="Table4.A2" office:value-type="string">
                  <text:p text:style-name="P72"><text:span text:style-name="Source_20_Text"><text:span text:style-name="T15">seek(int position)</text:span></text:span></text:p>
                </table:table-cell>
                <table:table-cell table:style-name="Table4.A2" office:value-type="string">
                  <text:p text:style-name="P72">Change the position from which BLOB content will be read, works only for stream BLOBs.</text:p>
                </table:table-cell>
              </table:table-row>
              <table:table-row>
                <table:table-cell table:style-name="Table4.A2" office:value-type="string">
                  <text:p text:style-name="P72"><text:span text:style-name="Source_20_Text"><text:span text:style-name="T16">FirebirdSavepoint</text:span></text:span><text:span text:style-name="Source_20_Text"><text:span text:style-name="T16"><text:note text:id="ftn2" text:note-class="footnote"><text:note-citation>3</text:note-citation><text:note-body><text:p text:style-name="Footnote">To be removed in Jaybird 2.3</text:p></text:note-body></text:note></text:span></text:span></text:p>
                </table:table-cell>
                <table:table-cell table:style-name="Table4.A2" office:value-type="string">
                  <text:p text:style-name="P73">2.0</text:p>
                </table:table-cell>
                <table:table-cell table:style-name="Table4.A2" table:number-columns-spanned="2" office:value-type="string">
                  <text:p text:style-name="P72">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11111111111111111111111111111111111111111111111111111111111111111111111111111111111111111111111111111111111111111111111111111111111111111111111111111111111111111111111111111111111111111111111"/>JDBC connection properties<text:bookmark-end text:name="__RefHeading__2785_156057913611111111111111111111111111111111111111111111111111111111111111111111111111111111111111111111111111111111111111111111111111111111111111111111111111111111111111111111111111111111111111111111111"/></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15">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16">database</text:span></text:span></text:p>
                </table:table-cell>
                <table:table-cell table:style-name="Table6.B2" office:value-type="string">
                  <text:p text:style-name="P73">+</text:p>
                </table:table-cell>
                <table:table-cell table:style-name="Table6.C21" office:value-type="string">
                  <text:p text:style-name="P73">+</text:p>
                </table:table-cell>
                <table:table-cell table:style-name="Table6.D2" office:value-type="string">
                  <text:p text:style-name="Table_20_Contents"><text:span text:style-name="T44">(deprecated) </text:span>Path to the database in the format</text:p>
                  <text:p text:style-name="Table_20_Contents"><text:span text:style-name="Source_20_Text"><text:span text:style-name="T15">[host/port:]</text:span></text:span><text:span text:style-name="Source_20_Text"><text:span text:style-name="T16">&lt;database&gt;</text:span></text:span></text:p>
                  <text:p text:style-name="Table_20_Contents"><text:span text:style-name="Source_20_Text"><text:span text:style-name="T40">This property is not specified in the JDBC standard. Use the the standard defined </text:span></text:span><text:span text:style-name="Source_20_Text"><text:span text:style-name="T16">serverName</text:span></text:span><text:span text:style-name="Source_20_Text"><text:span text:style-name="T40">, </text:span></text:span><text:span text:style-name="Source_20_Text"><text:span text:style-name="T16">portNumber</text:span></text:span><text:span text:style-name="Source_20_Text"><text:span text:style-name="T40"> and </text:span></text:span><text:span text:style-name="Source_20_Text"><text:span text:style-name="T16">databaseName</text:span></text:span><text:span text:style-name="Source_20_Text"><text:span text:style-name="T40"> instead</text:span></text:span></text:p>
                </table:table-cell>
              </table:table-row>
              <table:table-row>
                <table:table-cell table:style-name="Table6.A21" office:value-type="string">
                  <text:p text:style-name="P74">serverName</text:p>
                </table:table-cell>
                <table:table-cell table:style-name="Table6.B3" office:value-type="string">
                  <text:p text:style-name="P73">+</text:p>
                </table:table-cell>
                <table:table-cell table:style-name="Table6.C21" office:value-type="string">
                  <text:p text:style-name="P73">+</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74">portNumber</text:p>
                </table:table-cell>
                <table:table-cell table:style-name="Table6.B4" office:value-type="string">
                  <text:p text:style-name="P73">+</text:p>
                </table:table-cell>
                <table:table-cell table:style-name="Table6.C21" office:value-type="string">
                  <text:p text:style-name="P73">+</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74">databaseName</text:p>
                </table:table-cell>
                <table:table-cell table:style-name="Table6.B5" office:value-type="string">
                  <text:p text:style-name="P73">+</text:p>
                </table:table-cell>
                <table:table-cell table:style-name="Table6.C21" office:value-type="string">
                  <text:p text:style-name="P73">+</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16">type</text:span></text:span></text:p>
                </table:table-cell>
                <table:table-cell table:style-name="Table6.B6" office:value-type="string">
                  <text:p text:style-name="P73">+</text:p>
                </table:table-cell>
                <table:table-cell table:style-name="Table6.C21" office:value-type="string">
                  <text:p text:style-name="P73">+</text:p>
                </table:table-cell>
                <table:table-cell table:style-name="Table6.D6" office:value-type="string">
                  <text:p text:style-name="Table_20_Contents">Type of the driver to use. Possible values are:</text:p>
                  <text:list xml:id="list33460248" text:style-name="L12">
                    <text:list-item>
                      <text:p text:style-name="P76"><text:span text:style-name="Source_20_Text"><text:span text:style-name="T15">PURE_JAVA</text:span></text:span> or <text:span text:style-name="Source_20_Text"><text:span text:style-name="T15">TYPE4</text:span></text:span> for type 4 JDBC driver </text:p>
                    </text:list-item>
                    <text:list-item>
                      <text:p text:style-name="P76"><text:span text:style-name="Source_20_Text"><text:span text:style-name="T15">NATIVE</text:span></text:span> or <text:span text:style-name="Source_20_Text"><text:span text:style-name="T15">TYPE2</text:span></text:span> for type 2 JDBC driver </text:p>
                    </text:list-item>
                    <text:list-item>
                      <text:p text:style-name="P69"><text:span text:style-name="Source_20_Text"><text:span text:style-name="T15">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16">blobBufferSize</text:span></text:span></text:p>
                </table:table-cell>
                <table:table-cell table:style-name="Table6.B7" office:value-type="string">
                  <text:p text:style-name="P73">+</text:p>
                </table:table-cell>
                <table:table-cell table:style-name="Table6.C21" office:value-type="string">
                  <text:p text:style-name="P73">+</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16">socketBufferSize</text:span></text:span></text:p>
                </table:table-cell>
                <table:table-cell table:style-name="Table6.B8" office:value-type="string">
                  <text:p text:style-name="P73">+</text:p>
                </table:table-cell>
                <table:table-cell table:style-name="Table6.C21" office:value-type="string">
                  <text:p text:style-name="P73">+</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16">buffersNumber</text:span></text:span></text:p>
                </table:table-cell>
                <table:table-cell table:style-name="Table6.B9" office:value-type="string">
                  <text:p text:style-name="P73">+</text:p>
                </table:table-cell>
                <table:table-cell table:style-name="Table6.C21" office:value-type="string">
                  <text:p text:style-name="P73">+</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16">charSet</text:span></text:span></text:p>
                </table:table-cell>
                <table:table-cell table:style-name="Table6.B10" office:value-type="string">
                  <text:p text:style-name="P73">+</text:p>
                </table:table-cell>
                <table:table-cell table:style-name="Table6.C21" office:value-type="string">
                  <text:p text:style-name="P73">+</text:p>
                </table:table-cell>
                <table:table-cell table:style-name="Table6.D10" office:value-type="string">
                  <text:p text:style-name="Table_20_Contents">Character set for the connection. Similar to <text:span text:style-name="Source_20_Text"><text:span text:style-name="T15">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16">encoding</text:span></text:span></text:p>
                </table:table-cell>
                <table:table-cell table:style-name="Table6.B11" office:value-type="string">
                  <text:p text:style-name="P73">+</text:p>
                </table:table-cell>
                <table:table-cell table:style-name="Table6.C21" office:value-type="string">
                  <text:p text:style-name="P73">+</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16">useTranslation</text:span></text:span></text:p>
                </table:table-cell>
                <table:table-cell table:style-name="Table6.B12" office:value-type="string">
                  <text:p text:style-name="P73">+</text:p>
                </table:table-cell>
                <table:table-cell table:style-name="Table6.C21" office:value-type="string">
                  <text:p text:style-name="P73">+</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16">password</text:span></text:span></text:p>
                </table:table-cell>
                <table:table-cell table:style-name="Table6.B13" office:value-type="string">
                  <text:p text:style-name="P73">+</text:p>
                </table:table-cell>
                <table:table-cell table:style-name="Table6.C21" office:value-type="string">
                  <text:p text:style-name="P73">+</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16">roleName</text:span></text:span></text:p>
                </table:table-cell>
                <table:table-cell table:style-name="Table6.B14" office:value-type="string">
                  <text:p text:style-name="P73">+</text:p>
                </table:table-cell>
                <table:table-cell table:style-name="Table6.C21" office:value-type="string">
                  <text:p text:style-name="P73">+</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16">userName</text:span></text:span></text:p>
                </table:table-cell>
                <table:table-cell table:style-name="Table6.B15" office:value-type="string">
                  <text:p text:style-name="P73">+</text:p>
                </table:table-cell>
                <table:table-cell table:style-name="Table6.C21" office:value-type="string">
                  <text:p text:style-name="P73">+</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16">useStreamBlobs</text:span></text:span></text:p>
                </table:table-cell>
                <table:table-cell table:style-name="Table6.B16" office:value-type="string">
                  <text:p text:style-name="P73">+</text:p>
                </table:table-cell>
                <table:table-cell table:style-name="Table6.C21" office:value-type="string">
                  <text:p text:style-name="P73">+</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16">useStandardUdf</text:span></text:span></text:p>
                </table:table-cell>
                <table:table-cell table:style-name="Table6.B17" office:value-type="string">
                  <text:p text:style-name="P73">+</text:p>
                </table:table-cell>
                <table:table-cell table:style-name="Table6.C21" office:value-type="string">
                  <text:p text:style-name="P73">+</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16">defaultResultSetHoldable</text:span></text:span></text:p>
                </table:table-cell>
                <table:table-cell table:style-name="Table6.B18" office:value-type="string">
                  <text:p text:style-name="P73">+</text:p>
                </table:table-cell>
                <table:table-cell table:style-name="Table6.C21" office:value-type="string">
                  <text:p text:style-name="P73">+</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16">tpbMapping</text:span></text:span></text:p>
                </table:table-cell>
                <table:table-cell table:style-name="Table6.B19" office:value-type="string">
                  <text:p text:style-name="P73">+</text:p>
                </table:table-cell>
                <table:table-cell table:style-name="Table6.C21" office:value-type="string">
                  <text:p text:style-name="P73">+</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16">defaultIsolation</text:span></text:span></text:p>
                </table:table-cell>
                <table:table-cell table:style-name="Table6.B20" office:value-type="string">
                  <text:p text:style-name="P73">+</text:p>
                </table:table-cell>
                <table:table-cell table:style-name="Table6.C21" office:value-type="string">
                  <text:p text:style-name="P73">+</text:p>
                </table:table-cell>
                <table:table-cell table:style-name="Table6.D20" office:value-type="string">
                  <text:p text:style-name="Table_20_Contents">Default transaction isolation level. All newly created connections will have this isolation level. One of:</text:p>
                  <text:list xml:id="list33465724" text:style-name="L13">
                    <text:list-item>
                      <text:p text:style-name="P77"><text:span text:style-name="Source_20_Text"><text:span text:style-name="T16">TRANSACTION_READ_COMMITTED</text:span></text:span><text:span text:style-name="T16"> </text:span></text:p>
                    </text:list-item>
                    <text:list-item>
                      <text:p text:style-name="P77"><text:span text:style-name="Source_20_Text"><text:span text:style-name="T16">TRANSACTION_REPEATABLE_READ</text:span></text:span><text:span text:style-name="T16"> </text:span></text:p>
                    </text:list-item>
                    <text:list-item>
                      <text:p text:style-name="P70"><text:span text:style-name="Source_20_Text"><text:span text:style-name="T16">TRANSACTION_SERIALIZABLE</text:span></text:span> </text:p>
                    </text:list-item>
                  </text:list>
                </table:table-cell>
              </table:table-row>
              <table:table-row>
                <table:table-cell table:style-name="Table6.A21" office:value-type="string">
                  <text:p text:style-name="Table_20_Contents"><text:span text:style-name="Source_20_Text"><text:span text:style-name="T16">defaultTransactionIsolation</text:span></text:span></text:p>
                </table:table-cell>
                <table:table-cell table:style-name="Table6.B21" office:value-type="string">
                  <text:p text:style-name="P73">+</text:p>
                </table:table-cell>
                <table:table-cell table:style-name="Table6.C21" office:value-type="string">
                  <text:p text:style-name="P73">+</text:p>
                </table:table-cell>
                <table:table-cell table:style-name="Table6.D21" office:value-type="string">
                  <text:p text:style-name="Table_20_Contents">Integer value from <text:span text:style-name="Source_20_Text"><text:span text:style-name="T15">java.sql.Connection</text:span></text:span> interface corresponding to the transaction isolation level specified in <text:span text:style-name="Source_20_Text"><text:span text:style-name="T15">isolation</text:span></text:span> property.</text:p>
                </table:table-cell>
              </table:table-row>
              <table:table-row>
                <table:table-cell table:style-name="Table6.A22" office:value-type="string">
                  <text:p text:style-name="Table_20_Contents"><text:span text:style-name="Source_20_Text"><text:span text:style-name="T16">nonStandardProperty</text:span></text:span></text:p>
                </table:table-cell>
                <table:table-cell table:style-name="Table6.B22" office:value-type="string">
                  <text:p text:style-name="P73"><text:span text:style-name="Source_20_Text"><text:span text:style-name="T15">getNonStandardProperty(String)</text:span></text:span></text:p>
                </table:table-cell>
                <table:table-cell table:style-name="Table6.C22" office:value-type="string">
                  <text:p text:style-name="P73">+</text:p>
                  <text:p text:style-name="P73"><text:span text:style-name="Source_20_Text"><text:span text:style-name="T15">setNonStandardProperty(String)</text:span></text:span></text:p>
                  <text:p text:style-name="P73"><text:span text:style-name="Source_20_Text"><text:span text:style-name="T15">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15">setNonStandardProperty(String)</text:span></text:span> method takes only one parameter in form <text:span text:style-name="Source_20_Text">“</text:span><text:span text:style-name="Source_20_Text"><text:span text:style-name="T15">propertyName[=propertyValue]</text:span></text:span><text:span text:style-name="Source_20_Text">”</text:span>, this allows setting non-standard parameters using configuration files.</text:p>
                  <text:p text:style-name="Table_20_Contents"><text:span text:style-name="Source_20_Text"><text:span text:style-name="T15">setNonStandardProperty(String, String)</text:span></text:span> takes property name as first parameter, and its value as the second parameter.</text:p>
                </table:table-cell>
              </table:table-row>
            </table:table>
            <text:p text:style-name="Text_20_body"/>
            <text:h text:style-name="Heading_20_2"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JCA/JDBC Driver<text:line-break/><draw:path text:anchor-type="as-char" svg:y="0cm" draw:z-index="0" draw:style-name="gr1" draw:text-style-name="P85"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text:span text:style-name="T56">3</text:span>.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3"/>
          <text:p text:style-name="P84"><text:a xlink:type="simple" xlink:href="#__RefHeading__2737_1560579136">General Notes</text:a></text:p>
          <text:p text:style-name="P61"><text:a xlink:type="simple" xlink:href="#__RefHeading__2739_1560579136">Supported Firebird versions</text:a></text:p>
          <text:p text:style-name="P61"><text:a xlink:type="simple" xlink:href="#__RefHeading__6627_1850987433">Supported Java versions</text:a></text:p>
          <text:p text:style-name="P61"><text:a xlink:type="simple" xlink:href="#__RefHeading__2741_1560579136">Specification support</text:a></text:p>
          <text:p text:style-name="P84"><text:a xlink:type="simple" xlink:href="#__RefHeading__2743_1560579136">What's new in Jaybird 2.3</text:a></text:p>
          <text:p text:style-name="P61"><text:a xlink:type="simple" xlink:href="#__RefHeading__5783_515078153">Removal of deprecated classes, packages and methods</text:a></text:p>
          <text:p text:style-name="P61"><text:a xlink:type="simple" xlink:href="#__RefHeading__3644_1575618738">Other fixes and changes</text:a></text:p>
          <text:p text:style-name="P84"><text:a xlink:type="simple" xlink:href="#__RefHeading__2751_1560579136">Compatibility changes</text:a></text:p>
          <text:p text:style-name="P61"><text:a xlink:type="simple" xlink:href="#__RefHeading__5785_515078153">Stricter JDBC compliance</text:a></text:p>
          <text:p text:style-name="P61"><text:a xlink:type="simple" xlink:href="#__RefHeading__3097_515078153">Removal of deprecated classes, packages and methods</text:a></text:p>
          <text:p text:style-name="P61"><text:a xlink:type="simple" xlink:href="#__RefHeading__5787_515078153">Breaking changes for Jaybird 3.0</text:a></text:p>
          <text:p text:style-name="P84"><text:a xlink:type="simple" xlink:href="#__RefHeading__8761_1080388197">Distribution package</text:a></text:p>
          <text:p text:style-name="P61"><text:a xlink:type="simple" xlink:href="#__RefHeading__2773_1560579136">License</text:a></text:p>
          <text:p text:style-name="P61"><text:a xlink:type="simple" xlink:href="#__RefHeading__2775_1560579136">Source Code</text:a></text:p>
          <text:p text:style-name="P84"><text:a xlink:type="simple" xlink:href="#__RefHeading__8763_1080388197">Documentation and Support</text:a></text:p>
          <text:p text:style-name="P61"><text:a xlink:type="simple" xlink:href="#__RefHeading__5789_515078153">Where to get more information on Jaybird</text:a></text:p>
          <text:p text:style-name="P61"><text:a xlink:type="simple" xlink:href="#__RefHeading__2823_1560579136">Where to get help</text:a></text:p>
          <text:p text:style-name="P61"><text:a xlink:type="simple" xlink:href="#__RefHeading__2825_1560579136">Reporting Bugs</text:a></text:p>
          <text:p text:style-name="P61"><text:a xlink:type="simple" xlink:href="#__RefHeading__8765_1080388197">Corrections/Additions To Release Notes</text:a></text:p>
          <text:p text:style-name="P84"><text:a xlink:type="simple" xlink:href="#__RefHeading__8767_1080388197">JDBC URL Format</text:a></text:p>
          <text:p text:style-name="P61"><text:a xlink:type="simple" xlink:href="#__RefHeading__2779_1560579136">Pure Java</text:a></text:p>
          <text:p text:style-name="P61"><text:a xlink:type="simple" xlink:href="#__RefHeading__2781_1560579136">Using Firebird client library</text:a></text:p>
          <text:p text:style-name="P61"><text:a xlink:type="simple" xlink:href="#__RefHeading__2783_1560579136">Embedded Server</text:a></text:p>
          <text:p text:style-name="P84"><text:a xlink:type="simple" xlink:href="#__RefHeading__8769_1080388197">Using Type 2 and Embedded Server driver</text:a></text:p>
          <text:p text:style-name="P61"><text:a xlink:type="simple" xlink:href="#__RefHeading__2789_1560579136">Configuring Type 2 JDBC driver</text:a></text:p>
          <text:p text:style-name="P61"><text:a xlink:type="simple" xlink:href="#__RefHeading__2791_1560579136">Configuring Embedded Server JDBC driver</text:a></text:p>
          <text:p text:style-name="P61"><text:a xlink:type="simple" xlink:href="#__RefHeading__4053_1508899958">Support for multiple JNI libraries</text:a></text:p>
          <text:p text:style-name="P84"><text:a xlink:type="simple" xlink:href="#__RefHeading__2793_1560579136">JDBC Compatibility</text:a></text:p>
          <text:p text:style-name="P61"><text:a xlink:type="simple" xlink:href="#__RefHeading__2795_1560579136">JDBC deviations and unimplemented features</text:a></text:p>
          <text:p text:style-name="P84"><text:a xlink:type="simple" xlink:href="#__RefHeading__2797_1560579136">Jaybird Specifics</text:a></text:p>
          <text:p text:style-name="P61"><text:a xlink:type="simple" xlink:href="#__RefHeading__2799_1560579136">Result sets</text:a></text:p>
          <text:p text:style-name="P61"><text:a xlink:type="simple" xlink:href="#__RefHeading__2801_1560579136">Using java.sql.ParameterMetaData with Callable Statements</text:a></text:p>
          <text:p text:style-name="P61"><text:a xlink:type="simple" xlink:href="#__RefHeading__2803_1560579136">Using ResultSet.getCharacterStream with BLOB fields</text:a></text:p>
          <text:p text:style-name="P61"><text:a xlink:type="simple" xlink:href="#__RefHeading__2805_1560579136">Heuristic transaction completion support</text:a></text:p>
          <text:p text:style-name="P61"><text:a xlink:type="simple" xlink:href="#__RefHeading__3722_2133805793">Compatibility with com.sun.rowset.*</text:a></text:p>
        </text:index-body>
      </text:table-of-content>
      <text:p text:style-name="Text_20_body"/>
      <text:h text:style-name="P14"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15">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text:span text:style-name="T57">3</text:span>.0 was tested against Firebird 2.1.<text:change text:change-id="ct248848736"/><text:change-start text:change-id="ct248850712"/><text:span text:style-name="T65">5</text:span><text:change-end text:change-id="ct248850712"/> and 2.5.<text:change text:change-id="ct248851752"/><text:change-start text:change-id="ct248851960"/><text:span text:style-name="T65">2</text:span><text:change-end text:change-id="ct248851960"/>, but should also support other Firebird versions from <text:span text:style-name="T57">2</text:span>.0 and up. <text:span text:style-name="T57">Formal support for Firebird 1.x has been dropped (although in general we expect the driver to work).</text:span> The Type 2 and embedded server JDBC drivers require the appropriate JNI library. Pre<text:change-start text:change-id="ct248851544"/><text:span text:style-name="T65">-</text:span><text:change-end text:change-id="ct248851544"/>compiled JNI binaries for Win32 and Linux platforms are shipped in the default installation, other platforms require porting/building the JNI library for that platform. </text:p>
      <text:p text:style-name="Text_20_body">This driver does not supports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text:change text:change-id="ct284972320"/><text:change-start text:change-id="ct284973048"/><text:span text:style-name="T66">3</text:span><text:change-end text:change-id="ct284973048"/>.0 supports <text:change text:change-id="ct284972216"/>Java 6 (JDBC 4.0) and Java 7 (JDBC 4.1). Support for earlier Java versions has been dropped<text:change text:change-id="ct284972528"/>.</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16">closeOnCompletion</text:span>, most other JDBC 4.1 specific methods throw <text:span text:style-name="T16">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15">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15">javax.transaction.xa.XAResource</text:span></text:span> interface via JCA framework and <text:span text:style-name="Source_20_Text"><text:span text:style-name="T15">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14" text:outline-level="2"><text:bookmark-start text:name="__RefHeading__2743_1560579136"/>What's new in Jaybird 2.<text:span text:style-name="T58">3</text:span><text:bookmark-end text:name="__RefHeading__2743_1560579136"/></text:h>
      <text:p text:style-name="Text_20_body">Jaybird 2.<text:span text:style-name="T58">3</text:span> introduces the following new features and fixes:</text:p>
      <text:h text:style-name="P3" text:outline-level="3"><text:bookmark-start text:name="__RefHeading__5783_515078153"/><text:change text:change-id="ct249083216"/><text:change text:change-id="ct249082072"/><text:change text:change-id="ct249083424"/><text:change text:change-id="ct249086544"/><text:change text:change-id="ct249085920"/><text:change text:change-id="ct249084880"/><text:change text:change-id="ct284975544"/><text:change text:change-id="ct284976376"/><text:change text:change-id="ct249084360"/><text:change text:change-id="ct249084152"/><text:change text:change-id="ct249084984"/><text:change text:change-id="ct249086856"/><text:change text:change-id="ct249086648"/><text:change text:change-id="ct249085400"/><text:change text:change-id="ct284974088"/><text:change text:change-id="ct284977000"/><text:change text:change-id="ct249085504"/><text:change-start text:change-id="ct284993536"/><text:span text:style-name="T11">Removal of deprecated classes, packages and methods</text:span><text:bookmark-end text:name="__RefHeading__5783_515078153"/></text:h>
      <text:p text:style-name="P4"><text:span text:style-name="T54">See </text:span><text:change-end text:change-id="ct284993536"/><text:change-start text:change-id="ct98740936"/><text:span text:style-name="T54"><text:bookmark-ref text:reference-format="text" text:ref-name="__RefHeading__3097_515078153">Removal of deprecated classes, packages and methods</text:bookmark-ref></text:span><text:span text:style-name="T54"> in</text:span><text:span text:style-name="T54"><text:bookmark-ref text:reference-format="text" text:ref-name="__RefHeading__2751_1560579136">Compatibility changes</text:bookmark-ref></text:span><text:span text:style-name="T54"> for more details.</text:span><text:change-end text:change-id="ct98740936"/></text:p>
      <text:h text:style-name="Heading_20_3" text:outline-level="3"><text:bookmark-start text:name="__RefHeading__3644_1575618738"/>Other fixes and changes<text:bookmark-end text:name="__RefHeading__3644_1575618738"/></text:h>
      <text:list xml:id="list33460683" text:style-name="L7">
        <text:list-item>
          <text:p text:style-name="P32"><text:change-start text:change-id="ct284967744"/><text:span text:style-name="T78">Fix: </text:span><text:change-end text:change-id="ct284967744"/><text:change-start text:change-id="ct284970136"/><text:span text:style-name="T78">IP-address is reversed on big-endian platforms(</text:span><text:a xlink:type="simple" xlink:href="http://tracker.firebirdsql.org/browse/JDBC-98"><text:span text:style-name="T39">JDBC-98</text:span></text:a><text:span text:style-name="T78">)</text:span></text:p>
        </text:list-item>
        <text:list-item>
          <text:p text:style-name="P30"><text:change-end text:change-id="ct284970136"/><text:change-start text:change-id="ct249086752"/><text:span text:style-name="T60">Support all </text:span><text:span text:style-name="T62">character set</text:span><text:span text:style-name="T60"> aliases (case-insensitive) for supported Java connection character sets (</text:span><text:a xlink:type="simple" xlink:href="http://tracker.firebirdsql.org/browse/JDBC-267"><text:span text:style-name="T37">JDBC-267</text:span></text:a><text:span text:style-name="T60">)</text:span><text:change-end text:change-id="ct249086752"/><text:change-start text:change-id="ct97268008"/></text:p>
        </text:list-item>
        <text:list-item>
          <text:p text:style-name="P29"><text:span text:style-name="T55">Fix: </text:span><text:span text:style-name="T76">setClob()</text:span><text:span text:style-name="T55"> with non-Jaybird </text:span><text:span text:style-name="T76">Clob</text:span><text:span text:style-name="T55"> or </text:span><text:change-end text:change-id="ct97268008"/><text:change-start text:change-id="ct97268216"/><text:span text:style-name="T55">with a </text:span><text:span text:style-name="T76">Reader</text:span><text:span text:style-name="T55"> throws </text:span><text:span text:style-name="T75">FBSQLException</text:span><text:span text:style-name="T78">: </text:span><text:span text:style-name="T39">You can't start before the beginning of the blob</text:span><text:span text:style-name="T78"> </text:span><text:span text:style-name="T55">(</text:span><text:a xlink:type="simple" xlink:href="http://tracker.firebirdsql.org/browse/JDBC-281"><text:span text:style-name="T39">JDBC-281</text:span></text:a><text:span text:style-name="T55">)</text:span><text:change-end text:change-id="ct97268216"/><text:change-start text:change-id="ct98744576"/></text:p>
        </text:list-item>
        <text:list-item>
          <text:p text:style-name="P31"><text:change-end text:change-id="ct98744576"/><text:change-start text:change-id="ct98743016"/><text:span text:style-name="T72">Don't allow </text:span><text:change-end text:change-id="ct98743016"/><text:change-start text:change-id="ct98744888"/><text:span text:style-name="T72">calling </text:span><text:span text:style-name="T74">java.sql.Statement</text:span><text:span text:style-name="T72"> methods accepting a query string on </text:span><text:span text:style-name="T74">java.sql.PreparedStatement</text:span><text:span text:style-name="T72"> and </text:span><text:span text:style-name="T74">java.sql.CallableStatement</text:span><text:span text:style-name="T72"> implementations, but throw </text:span><text:span text:style-name="T74">SQLException</text:span><text:span text:style-name="T72">. (</text:span><text:a xlink:type="simple" xlink:href="http://tracker.firebirdsql.org/browse/JDBC-288"><text:span text:style-name="T38">JDBC-288</text:span></text:a><text:span text:style-name="T72">)</text:span><text:change-end text:change-id="ct98744888"/></text:p>
        </text:list-item>
      </text:list>
      <text:p text:style-name="Text_20_body">A full list of changes is available at:</text:p>
      <text:p text:style-name="Text_20_body"><text:change-start text:change-id="ct284968368"/><text:a xlink:type="simple" xlink:href="http://tracker.firebirdsql.org/secure/ReleaseNote.jspa?version=10440&amp;styleName=Text&amp;projectId=10002&amp;Create=Create">http://tracker.firebirdsql.org/secure/ReleaseNote.jspa?version=10</text:a><text:change-end text:change-id="ct284968368"/><text:change text:change-id="ct98742392"/><text:change-start text:change-id="ct98743224"/><text:a xlink:type="simple" xlink:href="http://tracker.firebirdsql.org/secure/ReleaseNote.jspa?version=10440&amp;styleName=Text&amp;projectId=10002&amp;Create=Create"><text:span text:style-name="T77">440</text:span></text:a><text:change-end text:change-id="ct98743224"/><text:change-start text:change-id="ct284967328"/><text:a xlink:type="simple" xlink:href="http://tracker.firebirdsql.org/secure/ReleaseNote.jspa?version=10440&amp;styleName=Text&amp;projectId=10002&amp;Create=Create">&amp;styleName=Text&amp;projectId=10002&amp;Create=Create</text:a><text:change-end text:change-id="ct284967328"/><text:change text:change-id="ct98742080"/></text:p>
      <text:h text:style-name="P14" text:outline-level="2"><text:bookmark-start text:name="__RefHeading__2751_1560579136"/>Compatibility changes<text:bookmark-end text:name="__RefHeading__2751_1560579136"/></text:h>
      <text:p text:style-name="Text_20_body">Jaybird 2.<text:span text:style-name="T59">3</text:span> introduces some changes in compatibility and announces future breaking changes.<text:change-start text:change-id="ct98742704"/></text:p>
      <text:h text:style-name="P67" text:outline-level="3"><text:bookmark-start text:name="__RefHeading__5785_515078153"/><text:change-end text:change-id="ct98742704"/><text:change-start text:change-id="ct98744264"/><text:span text:style-name="T71">Stricter JDBC compliance</text:span><text:bookmark-end text:name="__RefHeading__5785_515078153"/></text:h>
      <text:p text:style-name="P51"><text:change-end text:change-id="ct98744264"/><text:change-start text:change-id="ct98742600"/><text:span text:style-name="T71">In Jaybird 2.3 a number of changes were made for stricter compliance to the JDBC specification:</text:span></text:p>
      <text:list xml:id="list34164709" text:style-name="L16">
        <text:list-item>
          <text:p text:style-name="P52"><text:span text:style-name="T73">java.</text:span><text:change-end text:change-id="ct98742600"/><text:change-start text:change-id="ct98744680"/><text:span text:style-name="T73">sql.Statement</text:span><text:span text:style-name="T71"> methods accepting a query string can no longer be executed on </text:span><text:span text:style-name="T73">java.sql.PreparedStatement</text:span><text:span text:style-name="T71"> and </text:span><text:span text:style-name="T73">java.sql.CallableStatement</text:span><text:span text:style-name="T71"> implementations. Calling them will result in an </text:span><text:span text:style-name="T73">SQL</text:span><text:change-end text:change-id="ct98744680"/><text:change-start text:change-id="ct98745096"/><text:span text:style-name="T73">Exception</text:span><text:span text:style-name="T71"> with SQLState </text:span><text:span text:style-name="T73">HY000</text:span><text:span text:style-name="T71"> and message “</text:span><text:span text:style-name="T38">This method is only supported on Statement and not supported on PreparedStatement and CallableStatement</text:span><text:span text:style-name="T72">”</text:span><text:change-end text:change-id="ct98745096"/><text:change-start text:change-id="ct98743120"/><text:span text:style-name="T72">. See </text:span><text:a xlink:type="simple" xlink:href="http://tracker.firebirdsql.org/browse/JDBC-288"><text:span text:style-name="T72">JDBC-288</text:span></text:a><text:change-end text:change-id="ct98743120"/><text:change-start text:change-id="ct98743744"/><text:span text:style-name="T72">.</text:span><text:change-end text:change-id="ct98743744"/></text:p>
        </text:list-item>
      </text:list>
      <text:h text:style-name="P1" text:outline-level="3"><text:bookmark-start text:name="__RefHeading__3097_515078153"/><text:change-start text:change-id="ct284993120"/>Removal of deprecated classes, packages and methods<text:bookmark-end text:name="__RefHeading__3097_515078153"/></text:h>
      <text:p text:style-name="P78">DataSource and connection pooling</text:p>
      <text:p text:style-name="P4"><text:span text:style-name="T2">The classes in </text:span><text:span text:style-name="T3">org.firebirdsql.pool</text:span><text:span text:style-name="T4"> and </text:span><text:span text:style-name="T3">org.firebirdsql.pool.sun</text:span><text:span text:style-name="T4"> have been removed completely, with the exception of </text:span><text:span text:style-name="T3">org.firebirdsql.pool.FBSimpleDataSource</text:span><text:span text:style-name="T5">. This class</text:span><text:span text:style-name="T6"> has</text:span><text:span text:style-name="T4"> been moved to </text:span><text:span text:style-name="T3">org.firebirdsql.ds.FBSimpleDataSource</text:span><text:span text:style-name="T4">. A subclass </text:span><text:span text:style-name="T50">with the same name </text:span><text:span text:style-name="T4">is kept in </text:span><text:span text:style-name="T3">org.firebirdsql.pool</text:span><text:span text:style-name="T4"> for backwards compatibility. This </text:span><text:span text:style-name="T46">sub</text:span><text:span text:style-name="T4">class will be removed in future versions of Jaybird.</text:span></text:p>
      <text:p text:style-name="P4"><text:span text:style-name="T4">With this change, there are no </text:span><text:span text:style-name="T3">DataSource</text:span><text:span text:style-name="T4"> </text:span><text:span text:style-name="T8">implementations</text:span><text:span text:style-name="T4"> in Jaybird </text:span><text:span text:style-name="T8">to</text:span><text:span text:style-name="T4"> provide connection pooling (the </text:span><text:span text:style-name="T3">ConnectionPoolDataSource</text:span><text:span text:style-name="T4"> implementations are for use by a connection pool and not a connection pool themselves). Either use the connection pool </text:span><text:span text:style-name="T51">provided by</text:span><text:span text:style-name="T4"> your Application Server, or use a third-party connection pool like c3p0, </text:span><text:span text:style-name="T52">Apache </text:span><text:span text:style-name="T4">DBCP or BoneCP.</text:span></text:p>
      <text:p text:style-name="P4"><text:span text:style-name="T8">The class </text:span><text:span text:style-name="T9">org.firebirdsql.jca.FBXADataSource</text:span><text:span text:style-name="T8"> has been removed as well. Its replacement is </text:span><text:span text:style-name="T9">org.firebirdsql.ds.FBXADataSource</text:span><text:span text:style-name="T8"> </text:span><text:span text:style-name="T48">(which was introduced in Jaybird 2.2).</text:span></text:p>
      <text:p text:style-name="P5"><text:span text:style-name="T11">FirebirdSavepoint</text:span></text:p>
      <text:p text:style-name="P4"><text:span text:style-name="T67">All method definitions in </text:span><text:span text:style-name="T67">t</text:span><text:span text:style-name="T68">he interface </text:span><text:span text:style-name="T1">org.firebirdsql.jdbc.FirebirdSavepoint</text:span><text:span text:style-name="T68"> </text:span><text:span text:style-name="T67">were removed, </text:span><text:span text:style-name="T68">and methods referencing this interface in </text:span><text:span text:style-name="T1">org.firebirdsql.jdbc.FirebirdConnection</text:span><text:span text:style-name="T68"> have been removed as the interface duplicated the </text:span><text:span text:style-name="T1">java.sql.Savepoint</text:span><text:span text:style-name="T68"> interface and related methods </text:span><text:span text:style-name="T69">in </text:span><text:span text:style-name="T13">java.sql.Connection</text:span><text:span text:style-name="T68">. </text:span><text:span text:style-name="T67">The interface itself remains for potential future Firebird-specific extensions.</text:span><text:change-end text:change-id="ct284993120"/><text:change-start text:change-id="ct98739688"/></text:p>
      <text:h text:style-name="P66" text:outline-level="3"><text:bookmark-start text:name="__RefHeading__5787_515078153"/><text:change-end text:change-id="ct98739688"/><text:change-start text:change-id="ct98741872"/><text:span text:style-name="T54">Breaking changes for Jaybird 3.0</text:span><text:bookmark-end text:name="__RefHeading__5787_515078153"/></text:h>
      <text:p text:style-name="P50"><text:span text:style-name="T54">With Jaybird 3.0 the following breaking changes will be introduced.</text:span></text:p>
      <text:p text:style-name="P5"><text:span text:style-name="T54">Droppi</text:span><text:change-end text:change-id="ct98741872"/><text:change-start text:change-id="ct98743848"/><text:span text:style-name="T54">ng support for Java 6</text:span></text:p>
      <text:p text:style-name="P4"><text:span text:style-name="T54">Jaybird 3.0 will drop support for Java 6, as Java 6 has gone end-of-public-updates in February, 2013</text:span><text:span text:style-name="T54"><text:note text:id="ftn0" text:note-class="footnote"><text:note-citation>1</text:note-citation><text:note-body><text:p text:style-name="P82"><text:change-start text:change-id="ct98744368"/><text:span text:style-name="T70">See the Java SE EOL policy on </text:span><text:a xlink:type="simple" xlink:href="http://www.oracle.com/technetwork/java/eol-135779.html"><text:span text:style-name="T70">http://www.oracle.com/technetwork/java/eol-135779.html</text:span></text:a><text:change-end text:change-id="ct98744368"/></text:p></text:note-body></text:note></text:span><text:span text:style-name="T54">.</text:span><text:change-end text:change-id="ct98743848"/></text:p>
      <text:h text:style-name="P14" text:outline-level="2"><text:bookmark-start text:name="__RefHeading__8761_1080388197"/>Distribution package<text:bookmark-end text:name="__RefHeading__8761_1080388197"/></text:h>
      <text:p text:style-name="Text_20_body">The following file groups can be found in distribution package:</text:p>
      <text:list xml:id="list33456065" text:style-name="L8">
        <text:list-item>
          <text:p text:style-name="P33"><text:span text:style-name="Source_20_Text"><text:span text:style-name="T15">jaybird-2.</text:span></text:span><text:change text:change-id="ct284974504"/><text:change-start text:change-id="ct284974816"/><text:span text:style-name="Source_20_Text"><text:span text:style-name="T35">3</text:span></text:span><text:change-end text:change-id="ct284974816"/><text:span text:style-name="Source_20_Text"><text:span text:style-name="T15">.0.jar</text:span></text:span> – archive containing JCA/JDBC driver, implementation of connection pooling and statement pooling interfaces, and JMX management class. It requires JCA 1.5</text:p>
        </text:list-item>
        <text:list-item>
          <text:p text:style-name="P33"><text:span text:style-name="Source_20_Text"><text:span text:style-name="T15">jaybird-full-2.</text:span></text:span><text:change text:change-id="ct284974608"/><text:change-start text:change-id="ct284974920"/><text:span text:style-name="Source_20_Text"><text:span text:style-name="T35">3</text:span></text:span><text:change-end text:change-id="ct284974920"/><text:span text:style-name="Source_20_Text"><text:span text:style-name="T15">.0.jar</text:span></text:span> – merge of j<text:span text:style-name="Source_20_Text"><text:span text:style-name="T15">aybird-2.</text:span></text:span><text:change text:change-id="ct284975752"/><text:change-start text:change-id="ct284976272"/><text:span text:style-name="Source_20_Text"><text:span text:style-name="T35">3</text:span></text:span><text:change-end text:change-id="ct284976272"/><text:span text:style-name="Source_20_Text"><text:span text:style-name="T15">.0.jar</text:span></text:span> and <text:span text:style-name="Source_20_Text"><text:span text:style-name="T15">connector-api-1.5.jar</text:span></text:span>. This archive can be used for standalone Jaybird deployments</text:p>
        </text:list-item>
        <text:list-item>
          <text:p text:style-name="P33"><text:span text:style-name="T16">jaybird-2.</text:span><text:change text:change-id="ct284976584"/><text:change-start text:change-id="ct284978768"/><text:span text:style-name="T24">3</text:span><text:change-end text:change-id="ct284978768"/><text:span text:style-name="T16">.0-sources.jar</text:span> – archive containing the sources of Jaybird (specific to this JDK version); for including Jaybird sources in your IDE</text:p>
        </text:list-item>
        <text:list-item>
          <text:p text:style-name="P33"><text:span text:style-name="Source_20_Text"><text:span text:style-name="T15">lib/connector-api-1.5.jar</text:span></text:span> – archive containing JCA 1.5 classes (required dependency)</text:p>
        </text:list-item>
        <text:list-item>
          <text:p text:style-name="P33"><text:span text:style-name="T16">lib/antlr-runtime-3.4.jar</text:span> – archive containing ANTLR runtime classes, required for generated keys functionality (optional dependency)</text:p>
        </text:list-item>
        <text:list-item>
          <text:p text:style-name="P33"><text:span text:style-name="Source_20_Text"><text:span text:style-name="T15">lib/log4j-core.jar</text:span></text:span> – archive containing core Log4J classes that provide logging (optional dependency)</text:p>
        </text:list-item>
      </text:list>
      <text:p text:style-name="Text_20_body">Jaybird has compile-time and run-time dependencies to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35273354" text:continue-numbering="true" text:style-name="L8">
        <text:list-item>
          <text:p text:style-name="P33"><text:span text:style-name="Source_20_Text"><text:span text:style-name="T15">jaybird2</text:span></text:span><text:change text:change-id="ct284978664"/><text:change-start text:change-id="ct284979288"/><text:span text:style-name="Source_20_Text"><text:span text:style-name="T35">3</text:span></text:span><text:change-end text:change-id="ct284979288"/><text:span text:style-name="Source_20_Text"><text:span text:style-name="T15">.dll</text:span></text:span> – Windows 32-bit</text:p>
        </text:list-item>
        <text:list-item>
          <text:p text:style-name="P33"><text:span text:style-name="Source_20_Text"><text:span text:style-name="T15">jaybird2</text:span></text:span><text:change text:change-id="ct284977832"/><text:change-start text:change-id="ct284978872"/><text:span text:style-name="Source_20_Text"><text:span text:style-name="T35">3</text:span></text:span><text:change-end text:change-id="ct284978872"/><text:span text:style-name="Source_20_Text"><text:span text:style-name="T15">_x64.dll</text:span></text:span> – Windows 64-bit</text:p>
        </text:list-item>
        <text:list-item>
          <text:p text:style-name="P33"><text:span text:style-name="T16">libjaybird2</text:span><text:change text:change-id="ct284979704"/><text:change-start text:change-id="ct284980016"/><text:span text:style-name="T24">3</text:span><text:change-end text:change-id="ct284980016"/><text:span text:style-name="T16">.so</text:span> – Linux 32-bit (x86)</text:p>
        </text:list-item>
        <text:list-item>
          <text:p text:style-name="P33"><text:span text:style-name="T16">libjaybird2</text:span><text:change text:change-id="ct284977520"/><text:change-start text:change-id="ct284980120"/><text:span text:style-name="T24">3</text:span><text:change-end text:change-id="ct284980120"/><text:span text:style-name="T16">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3466251" text:style-name="L9">
        <text:list-item>
          <text:p text:style-name="P34">x86: <text:a xlink:type="simple" xlink:href="http://www.microsoft.com/download/en/details.aspx?id=8328">http://www.microsoft.com/download/en/details.aspx?id=8328</text:a></text:p>
        </text:list-item>
        <text:list-item>
          <text:p text:style-name="P34">x64: <text:a xlink:type="simple" xlink:href="http://www.microsoft.com/download/en/details.aspx?id=13523">http://www.microsoft.com/download/en/details.aspx?id=13523</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he distribution package contains the normal sources in <text:span text:style-name="T16">jaybird-2.2.0-sources.jar</text:span>; this file does not include the sources of the tests, nor the sourcecode for other JDK-versions.</text:p>
      <text:p text:style-name="P6"><text:change-start text:change-id="ct249085192"/>Full source code, including tests and build files, can be obtained from <text:span text:style-name="T63">the Subversion repository</text:span> at <text:soft-page-break/>SourceForge.net. The <text:span text:style-name="T63">repository URL is</text:span><text:line-break/><text:a xlink:type="simple" xlink:href="https://firebird.svn.sourceforge.net/svnroot/firebird/client-java"><text:span text:style-name="Source_20_Text"><text:span text:style-name="T34">https://firebird.svn.sourceforge.net/svnroot/firebird/client-java</text:span></text:span></text:a></text:p>
      <text:p text:style-name="P6"><text:change-end text:change-id="ct249085192"/><text:change text:change-id="ct249085608"/><text:change-start text:change-id="ct249086024"/><text:span text:style-name="Source_20_Text"><text:span text:style-name="T41">Alternatively source code can be viewed online at</text:span></text:span><text:span text:style-name="Source_20_Text"><text:span text:style-name="T15"> </text:span></text:span><text:a xlink:type="simple" xlink:href="http://firebird.svn.sourceforge.net/viewvc/firebird/client-java/"><text:span text:style-name="Source_20_Text"><text:span text:style-name="T22">http://firebird.svn.sourceforge.net/viewvc/firebird/client-java/</text:span></text:span></text:a><text:change-end text:change-id="ct249086024"/></text:p>
      <text:h text:style-name="P14" text:outline-level="2"><text:bookmark-start text:name="__RefHeading__8763_1080388197"/>Documentation and Support<text:bookmark-end text:name="__RefHeading__8763_1080388197"/></text:h>
      <text:h text:style-name="P63" text:outline-level="3"><text:bookmark-start text:name="__RefHeading__5789_515078153"/><text:change-start text:change-id="ct249084048"/>Where to get more information on Jaybird<text:bookmark-end text:name="__RefHeading__5789_515078153"/></text:h>
      <text:p text:style-name="P7">The most detailed information can be found in the Jaybird Frequently Asked Questions (FAQ). The FAQ is included in the distribution, and is available on-line in several places. </text:p>
      <text:p text:style-name="P7">JaybirdWiki is available at <text:a xlink:type="simple" xlink:href="http://jaybirdwiki.firebirdsql.org/"><text:span text:style-name="T16">http://Jaybirdwiki.firebirdsql.org</text:span></text:a> <text:span text:style-name="T17">(note: this resource is out of date and will be discontinued in the near future)</text:span></text:p>
      <text:p text:style-name="P7">Jaybird 2.1 Programmers Manual: <text:a xlink:type="simple" xlink:href="http://www.firebirdsql.org/file/documentation/drivers_documentation/Jaybird_2_1_JDBC_driver_manual.pdf"><text:span text:style-name="T16">http://www.firebirdsql.org/file/documentation/drivers_documentation/Jaybird_2_1_JDBC_driver_manual.pdf</text:span></text:a></text:p>
      <text:h text:style-name="P63" text:outline-level="3"><text:bookmark-start text:name="__RefHeading__2823_1560579136"/>Where to get help<text:bookmark-end text:name="__RefHeading__2823_1560579136"/></text:h>
      <text:p text:style-name="P7">The best place to start is the FAQ. Many details for using Jaybird with various programs are located there. Below are some links to useful web sites.</text:p>
      <text:list xml:id="list33466977" text:style-name="L10">
        <text:list-item>
          <text:p text:style-name="P35">The <text:a xlink:type="simple" xlink:href="http://groups.yahoo.com/group/Firebird-Java"><text:span text:style-name="T16">http://groups.yahoo.com/group/Firebird-Java</text:span></text:a> and corresponding mailing<text:change-end text:change-id="ct249084048"/><text:change text:change-id="ct284990416"/><text:change-start text:change-id="ct284992496"/><text:span text:style-name="T84">-</text:span><text:change-end text:change-id="ct284992496"/><text:change-start text:change-id="ct284992392"/>list <text:span text:style-name="T16">Firebird-Java@yahoogroups.com</text:span></text:p>
        </text:list-item>
        <text:list-item>
          <text:p text:style-name="P35">The code for Firebird and this driver are on <text:a xlink:type="simple" xlink:href="http://sourceforge.net/projects/firebird"><text:span text:style-name="T16">http://sourceforge.net/projects/firebird</text:span></text:a></text:p>
        </text:list-item>
        <text:list-item>
          <text:p text:style-name="P35">The Firebird project home page <text:a xlink:type="simple" xlink:href="http://www.firebirdsql.org/"><text:span text:style-name="T22">http://www.firebirdsql.org</text:span></text:a></text:p>
        </text:list-item>
      </text:list>
      <text:h text:style-name="P68" text:outline-level="3"><text:change-end text:change-id="ct284992392"/><text:change-start text:change-id="ct284995616"/><text:span text:style-name="T79">Contributing</text:span></text:h>
      <text:p text:style-name="P59"><text:span text:style-name="T79">There are several ways you can contribute to Jaybird or Firebird in general:</text:span></text:p>
      <text:list xml:id="list34569848" text:style-name="L17">
        <text:list-item>
          <text:p text:style-name="P56"><text:span text:style-name="T79">Participate on the mailinglists (see </text:span><text:a xlink:type="simple" xlink:href="http://www.firebirdsql.org/en/mailing-lists/"><text:span text:style-name="T79">http://www.firebirdsql.org/en/mailing-lists/</text:span></text:a><text:span text:style-name="T79">)</text:span></text:p>
        </text:list-item>
        <text:list-item>
          <text:p text:style-name="P56"><text:span text:style-name="T79">Report bugs or submit patches on the tracker (see </text:span><text:span text:style-name="T86">below</text:span><text:span text:style-name="T79">)</text:span></text:p>
        </text:list-item>
        <text:list-item>
          <text:p text:style-name="P56"><text:span text:style-name="T80">Become a developer (for Jaybird </text:span><text:span text:style-name="T82">contact us on Firebird-Java, for Firebird in general, use the Firebird-</text:span><text:span text:style-name="T87">d</text:span><text:span text:style-name="T82">evel mailing-list</text:span><text:span text:style-name="T83">)</text:span></text:p>
        </text:list-item>
        <text:list-item>
          <text:p text:style-name="P56"><text:span text:style-name="T80">Become a paying member or sponsor of the Firebird Foundation (see </text:span><text:a xlink:type="simple" xlink:href="http://www.firebirdsql.org/en/firebird-foundation/"><text:span text:style-name="T80">http://www.firebirdsql.org/en/firebird-foundation/</text:span></text:a><text:span text:style-name="T80">)</text:span></text:p>
        </text:list-item>
      </text:list>
      <text:p text:style-name="P59"><text:span text:style-name="T84">See also </text:span><text:a xlink:type="simple" xlink:href="http://www.firebirdsql.org/en/consider-your-contribution/"><text:span text:style-name="T84">http://www.firebirdsql.org/en/consider-your-contribution/</text:span></text:a></text:p>
      <text:h text:style-name="P63" text:outline-level="3"><text:bookmark-start text:name="__RefHeading__2825_1560579136"/><text:change-end text:change-id="ct284995616"/><text:change-start text:change-id="ct284994888"/>Reporting Bugs<text:bookmark-end text:name="__RefHeading__2825_1560579136"/></text:h>
      <text:p text:style-name="Text_20_body">The developers follow the <text:span text:style-name="T16">Firebird-Java@yahoogroups.com</text:span> list. <text:change-end text:change-id="ct284994888"/><text:change text:change-id="ct284993432"/><text:change-start text:change-id="ct284990832"/><text:span text:style-name="T85">Join the list and post information about suspected bugs. List members may be able to help out to determine if it is an actual bug, provide a workaro</text:span><text:span text:style-name="T88">u</text:span><text:span text:style-name="T85">nd and get you going again, <text:s/>whereas bug fixes might take awhile.</text:span><text:change-end text:change-id="ct284990832"/><text:change-start text:change-id="ct284991040"/></text:p>
      <text:p text:style-name="Text_20_body">If you are sure that this is a bug you can report it in the Firebird bug tracker, project “Java Client (Jaybird)” at <text:a xlink:type="simple" xlink:href="http://tracker.firebirdsql.org/browse/JDBC"><text:span text:style-name="T16">http://tracker.firebirdsql.org/browse/JDBC</text:span></text:a></text:p>
      <text:p text:style-name="P8"><text:change-end text:change-id="ct284991040"/><text:change text:change-id="ct284991144"/><text:change-start text:change-id="ct284992288"/><text:span text:style-name="T85">When reporting bugs, please provide a minimal, but complete reproduction, including databases and sourcecode to reproduce the problem. Patches to fix bugs are also appreciated. Make sure the patch is against a recent trunk version of the code.</text:span><text:change-end text:change-id="ct284992288"/><text:change-start text:change-id="ct284991664"/></text:p>
      <text:h text:style-name="P63" text:outline-level="3"><text:bookmark-start text:name="__RefHeading__8765_1080388197"/>Corrections/Additions To Release Notes<text:bookmark-end text:name="__RefHeading__8765_1080388197"/></text:h>
      <text:p text:style-name="P9"><text:change-end text:change-id="ct284991664"/><text:change text:change-id="ct249084464"/><text:change-start text:change-id="ct249085296"/>Please send corrections, suggestions, or additions to these Release Notes to to the mailing list at <text:a xlink:type="simple" xlink:href="mailto:Firebird-Java@yahoogroups.com"><text:span text:style-name="T16">Firebird-Java@yahoogroups.com</text:span></text:a>.<text:change-end text:change-id="ct249085296"/><text:change-start text:change-id="ct284990728"/></text:p>
      <text:list xml:id="list35262151" text:continue-numbering="true" text:style-name="L17">
        <text:list-item>
          <text:p text:style-name="P55"><text:change-end text:change-id="ct284990728"/><text:change-start text:change-id="ct284991352"/><text:span text:style-name="T84"/></text:p>
        </text:list-item>
      </text:list>
      <text:p text:style-name="P57"><text:change-end text:change-id="ct284991352"/><text:span text:style-name="T80"/></text:p>
      <text:h text:style-name="P14" text:outline-level="2"><text:bookmark-start text:name="__RefHeading__8767_1080388197"/>JDBC URL Format<text:bookmark-end text:name="__RefHeading__8767_1080388197"/></text:h>
      <text:p text:style-name="P25">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16">jdbc:firebirdsql://host[:port]/&lt;database&gt;</text:span></text:span></text:p>
      <text:p text:style-name="Table_20_Contents"><text:span text:style-name="Source_20_Text"><text:span text:style-name="T40">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40">The </text:span></text:span><text:span text:style-name="Source_20_Text"><text:span text:style-name="T16">&lt;database&gt;</text:span></text:span><text:span text:style-name="Source_20_Text"><text:span text:style-name="T40"> part should be replaced with the database alias or the path to the database. </text:span></text:span><text:span text:style-name="Source_20_Text"><text:span text:style-name="T40">In general it is advisable to uses database aliases instead of the path the file.</text:span></text:span></text:p>
      <text:p text:style-name="Text_20_body"><text:span text:style-name="Source_20_Text"><text:span text:style-name="T40">On Linux the root </text:span></text:span><text:span text:style-name="Source_20_Text"><text:span text:style-name="T16">/</text:span></text:span><text:span text:style-name="Source_20_Text"><text:span text:style-name="T40"> should be included in the path. A database located on </text:span></text:span><text:span text:style-name="Source_20_Text"><text:span text:style-name="T16">/opt/firebird/db.fdb</text:span></text:span><text:span text:style-name="Source_20_Text"><text:span text:style-name="T40"> should use the URL below (note the double slash after port!)</text:span></text:span><text:span text:style-name="Source_20_Text"><text:span text:style-name="T40">.</text:span></text:span><text:span text:style-name="Source_20_Text"><text:span text:style-name="T40"> </text:span></text:span><text:span text:style-name="Source_20_Text"><text:span text:style-name="T16">jdbc:firebirdsql://host:port//opt/firebird/db.fdb </text:span></text:span></text:p>
      <text:p text:style-name="Table_20_Contents"><text:span text:style-name="Source_20_Text"><text:span text:style-name="T40">Deprecated but still available alternative URL:</text:span></text:span></text:p>
      <text:p text:style-name="Table_20_Contents"><text:span text:style-name="Source_20_Text"><text:span text:style-name="T16">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16">jdbc:firebirdsql:native:host[/port]:&lt;database&gt;</text:span></text:span></text:p>
      <text:p text:style-name="P12"><text:change text:change-id="ct249085712"/><text:change-start text:change-id="ct249084672"/>Type 2 driver, will connect to the database using client library (<text:span text:style-name="Source_20_Text"><text:span text:style-name="T16">fbclient.dl</text:span></text:span><text:span text:style-name="T16">l</text:span> on Windows, and <text:span text:style-name="Source_20_Text"><text:span text:style-name="T15">libfbclient.so</text:span></text:span> on Linux). Requires correct installation of the client library.<text:change-end text:change-id="ct249084672"/></text:p>
      <text:p text:style-name="Table_20_Contents"><text:span text:style-name="Source_20_Text"><text:span text:style-name="T15">jdbc:firebirdsql:local:</text:span></text:span><text:span text:style-name="Source_20_Text"><text:span text:style-name="T16">&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15">jdbc:firebirdsql:embedded:</text:span></text:span><text:span text:style-name="Source_20_Text"><text:span text:style-name="T16">&lt;database&gt;</text:span></text:span></text:p>
      <text:p text:style-name="Table_20_Contents">Similar to the Firebird client library, however <text:span text:style-name="Source_20_Text"><text:span text:style-name="T15">fbembed.dll</text:span></text:span> on Windows and <text:span text:style-name="Source_20_Text"><text:span text:style-name="T15">libfbembed.so</text:span></text:span> on Linux are used. Requires correctly installed and configured Firebird embedded library.</text:p>
      <text:h text:style-name="P14" text:outline-level="2"><text:bookmark-start text:name="__RefHeading__8769_1080388197"/>Using Type 2 and Embedded Server driver<text:bookmark-end text:name="__RefHeading__8769_1080388197"/></text:h>
      <text:p text:style-name="P11">Jaybird 2.2 provides a Type 2 JDBC driver that uses the native client library to connect to the databases. Additionally Jaybird 2.2 can use the embedded version of Firebird so Java applications do not require a separate server setup.</text:p>
      <text:p text:style-name="P11">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span text:style-name="Strong_20_Emphasis"> the</text:span><text:span text:style-name="Strong_20_Emphasis"> JNI library for Jaybird 2.1 or earlier.</text:span></text:p>
      <text:list xml:id="list33488002" text:style-name="L6">
        <text:list-item>
          <text:p text:style-name="P27"><text:span text:style-name="Source_20_Text"><text:span text:style-name="T15">jaybird22.dll / jaybird22_x64.dll</text:span></text:span> is a precompiled binary for the Windows platform. It was successfully tested with Windows XP and Windows 7, but there should be no issues in other Win32 OS versions (as long as the MS Visual C++ 2010 SP1 distributable is available). <text:line-break/>The library should be copied into a directory in the <text:span text:style-name="T16">PATH</text:span> environment variable, or be made available to the JVM using the <text:span text:style-name="Source_20_Text"><text:span text:style-name="T15">java.library.path</text:span></text:span> system property.</text:p>
        </text:list-item>
        <text:list-item>
          <text:p text:style-name="P28"><text:change text:change-id="ct249083944"/><text:change-start text:change-id="ct249085088"/><text:span text:style-name="Source_20_Text"><text:span text:style-name="T15">libjaybird22.so / libjaybird22_x64.so</text:span></text:span> is a precompiled binary for the Linux platform (AMD/Intel). It must be available via the <text:span text:style-name="T16">LD_LIBRARY_PATH</text:span> environment variable, or be made available to the JVM using the <text:span text:style-name="Source_20_Text"><text:span text:style-name="T15">java.library.path</text:span></text:span> system property.<text:line-break/><text:span text:style-name="T64">Dependent libraries (</text:span><text:span text:style-name="T23">libfbclient.so</text:span><text:span text:style-name="T64"> or </text:span><text:span text:style-name="T23">libfbembed.so</text:span><text:span text:style-name="T64">) need to be on the </text:span><text:span text:style-name="T23">LD_LIBRARY_PATH</text:span><text:span text:style-name="T64">. The </text:span><text:span text:style-name="T23">java.library.path</text:span><text:span text:style-name="T64"> is ignored for these libraries as they are loaded from the JNI library, and not from Java.<text:line-break/>Some Firebird distributions will not create </text:span><text:span text:style-name="T23">libfbclient.so</text:span><text:span text:style-name="T64"> (but only </text:span><text:span text:style-name="T23">libfbclient.so.2</text:span><text:span text:style-name="T64"> and </text:span><text:span text:style-name="T23">.so.2.5</text:span><text:span text:style-name="T64">), you will need to add a symlink with the name as expected by Jaybird. </text:span><text:change-end text:change-id="ct249085088"/></text:p>
        </text:list-item>
        <text:list-item>
          <text:p text:style-name="P27">Other platforms can easily compile the JNI library by checking out the Jaybird sources from the CVS and using <text:span text:style-name="T16">./</text:span><text:span text:style-name="Source_20_Text"><text:span text:style-name="T16">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15">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text:soft-page-break/>server loads <text:span text:style-name="Source_20_Text"><text:span text:style-name="T15">fbintl.dll</text:span></text:span> or <text:span text:style-name="Source_20_Text"><text:span text:style-name="T15">libfbintl.so</text:span></text:span> library that contains various character encodings and collation orders. This library is expected to be installed in the <text:span text:style-name="Source_20_Text"><text:span text:style-name="T15">intl/</text:span></text:span> subdirectory of the server installation. The algorithm of directory resolution is the following:</text:p>
      <text:list xml:id="list33457598" text:style-name="L11">
        <text:list-item>
          <text:p text:style-name="P36"><text:span text:style-name="Source_20_Text"><text:span text:style-name="T15">FIREBIRD</text:span></text:span> environment variable.</text:p>
        </text:list-item>
        <text:list-item>
          <text:p text:style-name="P36"><text:span text:style-name="Source_20_Text"><text:span text:style-name="T15">RootDirectory</text:span></text:span> parameter in the <text:span text:style-name="Source_20_Text"><text:span text:style-name="T15">firebird.conf</text:span></text:span> file.</text:p>
        </text:list-item>
        <text:list-item>
          <text:p text:style-name="P36">The directory where server binary is located.</text:p>
        </text:list-item>
      </text:list>
      <text:p text:style-name="Text_20_body">When Embedded Server is used from Java and no <text:span text:style-name="Source_20_Text"><text:span text:style-name="T15">FIREBIRD</text:span></text:span> environment variable is specified, it tries to find <text:span text:style-name="Source_20_Text"><text:span text:style-name="T15">firebird.conf</text:span></text:span> in the directory where application binary is located. In our case application binary is JVM and therefore Embedded Server tries to find its configuration file in the <text:span text:style-name="Source_20_Text"><text:span text:style-name="T15">bin/</text:span></text:span> directory of the JDK or JRE installation. Same happens to the last item of the list. In most cases this is not desired behavior.</text:p>
      <text:p text:style-name="P11">Therefore, if the application uses character encodings, UDFs or wants to fine-tune server behavior <text:s/>through the configuration file, the <text:span text:style-name="Source_20_Text"><text:span text:style-name="T15">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ext:change-start text:change-id="ct284980224"/> <text:change-end text:change-id="ct284980224"/>to Jaybird 2.0 only one client library could be loaded in a single JVM. That could be either an embedded Firebird library (<text:span text:style-name="Source_20_Text"><text:span text:style-name="T16">fbembed.dll</text:span></text:span><text:span text:style-name="T41">/</text:span><text:span text:style-name="Source_20_Text"><text:span text:style-name="T16">libfbembed.so</text:span></text:span>), or Firebird client library (<text:span text:style-name="Source_20_Text"><text:span text:style-name="T16">fbclient.dll</text:span></text:span><text:span text:style-name="T41">/</text:span><text:span text:style-name="Source_20_Text"><text:span text:style-name="T16">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1">Since Jaybird 2.1, Jaybird is able to correctly load arbitrary number of shared libraries that implement the ISC API and forward the requests correctly depending on the type of the driver being used.</text:p>
      <text:h text:style-name="P14" text:outline-level="2"><text:bookmark-start text:name="__RefHeading__2793_1560579136"/><text:change text:change-id="ct284990624"/>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3457836" text:style-name="L14">
        <text:list-item>
          <text:p text:style-name="P45"><text:span text:style-name="Source_20_Text"><text:span text:style-name="T15">java.sql.Array</text:span></text:span> data type is not (yet) supported</text:p>
        </text:list-item>
        <text:list-item>
          <text:p text:style-name="P45"><text:span text:style-name="Source_20_Text"><text:span text:style-name="T15">java.sql.Blob</text:span></text:span> does not implement following methods:</text:p>
          <text:list>
            <text:list-item>
              <text:p text:style-name="P45"><text:span text:style-name="Source_20_Text"><text:span text:style-name="T15">position(Blob, long)</text:span></text:span> and <text:span text:style-name="Source_20_Text"><text:span text:style-name="T15">position(byte[], long)</text:span></text:span>; Firebird does not provide any server-side optimization for these calls, client application must fetch complete BLOB content from the server to do pattern search.</text:p>
            </text:list-item>
            <text:list-item>
              <text:p text:style-name="P45"><text:span text:style-name="Source_20_Text"><text:span text:style-name="T15">truncate(long)</text:span></text:span>; Firebird does not provide such functionality on the server side, application must fetch old BLOB from the server and pump old content into a newly created BLOB.</text:p>
            </text:list-item>
          </text:list>
        </text:list-item>
        <text:list-item>
          <text:p text:style-name="P45"><text:span text:style-name="Source_20_Text"><text:span text:style-name="T15">java.sql.Connection</text:span></text:span></text:p>
          <text:list>
            <text:list-item>
              <text:p text:style-name="P45"><text:span text:style-name="Source_20_Text"><text:span text:style-name="T15">getCatalog()</text:span></text:span> and <text:span text:style-name="Source_20_Text"><text:span text:style-name="T15">setCatalog(String)</text:span></text:span> are not supported by Firebird server</text:p>
            </text:list-item>
            <text:list-item>
              <text:p text:style-name="P45"><text:span text:style-name="Source_20_Text"><text:span text:style-name="T15">getTypeMap()</text:span></text:span> and <text:span text:style-name="Source_20_Text"><text:span text:style-name="T15">setTypeMap(Map)</text:span></text:span> are not supported</text:p>
            </text:list-item>
          </text:list>
        </text:list-item>
        <text:list-item>
          <text:p text:style-name="P45"><text:span text:style-name="Source_20_Text"><text:span text:style-name="T15">java.sql.Ref</text:span></text:span><text:span text:style-name="Source_20_Text"> </text:span>data type is not supported by Firebird server</text:p>
        </text:list-item>
        <text:list-item>
          <text:p text:style-name="P45"><text:span text:style-name="Source_20_Text"><text:span text:style-name="T15">java.sql.SQLData</text:span></text:span> data type is not supported by Firebird server</text:p>
        </text:list-item>
        <text:list-item>
          <text:p text:style-name="P45"><text:span text:style-name="Source_20_Text"><text:span text:style-name="T15">java.sql.SQLInput</text:span></text:span> is not supported</text:p>
        </text:list-item>
        <text:list-item>
          <text:p text:style-name="P45"><text:span text:style-name="Source_20_Text"><text:span text:style-name="T15">java.sql.SQLOutput</text:span></text:span> is not supported</text:p>
        </text:list-item>
        <text:list-item>
          <text:p text:style-name="P45"><text:span text:style-name="T16">java.sql.SQLXML</text:span> is not supported</text:p>
        </text:list-item>
        <text:list-item>
          <text:p text:style-name="P45"><text:span text:style-name="T16">java.sql</text:span><text:span text:style-name="T16">.RowId</text:span> is not supported</text:p>
        </text:list-item>
        <text:list-item>
          <text:p text:style-name="P45"><text:span text:style-name="T16">java.sql.NClob</text:span> is not supported</text:p>
        </text:list-item>
        <text:list-item>
          <text:p text:style-name="P45"><text:span text:style-name="Source_20_Text"><text:span text:style-name="T15">java.sql.Statement</text:span></text:span></text:p>
          <text:list>
            <text:list-item>
              <text:p text:style-name="P45"><text:span text:style-name="Source_20_Text"><text:span text:style-name="T15">cancel()</text:span></text:span> is implemented, but not fully supported by Jaybird</text:p>
            </text:list-item>
          </text:list>
        </text:list-item>
        <text:list-item>
          <text:p text:style-name="P45"><text:span text:style-name="Source_20_Text"><text:span text:style-name="T15">java.sql.Struct</text:span></text:span> data type is not supported by server.</text:p>
        </text:list-item>
      </text:list>
      <text:p text:style-name="Text_20_body">The following methods are implemented, but deviate from the specification:</text:p>
      <text:list xml:id="list35270057" text:continue-list="list33457836" text:style-name="L14">
        <text:list-item text:start-value="1">
          <text:p text:style-name="P45"><text:span text:style-name="Source_20_Text"><text:span text:style-name="T15">java.sql.Statement</text:span></text:span> </text:p>
          <text:list>
            <text:list-item>
              <text:p text:style-name="P45"><text:span text:style-name="Source_20_Text"><text:span text:style-name="T15">get</text:span></text:span><text:span text:style-name="Source_20_Text">/</text:span><text:span text:style-name="Source_20_Text"><text:span text:style-name="T15">setMaxFieldSize</text:span></text:span> does nothing, Firebird server does not support this feature.</text:p>
            </text:list-item>
            <text:list-item>
              <text:p text:style-name="P45"><text:span text:style-name="Source_20_Text"><text:span text:style-name="T15">get</text:span></text:span><text:span text:style-name="Source_20_Text">/</text:span><text:span text:style-name="Source_20_Text"><text:span text:style-name="T15">setQueryTimeout</text:span></text:span> does nothing, Firebird server does not support this feature.</text:p>
            </text:list-item>
          </text:list>
        </text:list-item>
        <text:list-item>
          <text:p text:style-name="P45"><text:span text:style-name="Source_20_Text"><text:span text:style-name="T15">java.sql.PreparedStatement</text:span></text:span> </text:p>
          <text:list>
            <text:list-item>
              <text:p text:style-name="P45"><text:span text:style-name="Source_20_Text"><text:span text:style-name="T15">setObject(int index, Object object, int type)</text:span></text:span> Target SQL type is determined from the class of the passed object and corresponding parameter is ignored.</text:p>
            </text:list-item>
            <text:list-item>
              <text:p text:style-name="P45"><text:span text:style-name="Source_20_Text"><text:span text:style-name="T15">setObject(int index, Object object, int type, int scale)</text:span></text:span> Same as above, type and scale are ignored.</text:p>
            </text:list-item>
          </text:list>
        </text:list-item>
        <text:list-item>
          <text:p text:style-name="P45"><text:span text:style-name="Source_20_Text"><text:span text:style-name="T15">java.sql.ResultSetMetaData</text:span></text:span> </text:p>
          <text:list>
            <text:list-item>
              <text:p text:style-name="P45"><text:span text:style-name="Source_20_Text"><text:span text:style-name="T15">isReadOnly()</text:span></text:span> always returns false </text:p>
            </text:list-item>
            <text:list-item>
              <text:p text:style-name="P45"><text:soft-page-break/><text:span text:style-name="Source_20_Text"><text:span text:style-name="T15">isWritable()</text:span></text:span> always returns true </text:p>
            </text:list-item>
            <text:list-item>
              <text:p text:style-name="P60"><text:span text:style-name="Source_20_Text"><text:span text:style-name="T15">isDefinitivelyWritable()</text:span></text:span> always returns true</text:p>
            </text:list-item>
          </text:list>
        </text:list-item>
      </text:list>
      <text:h text:style-name="P14"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3474439" text:style-name="L15">
        <text:list-item>
          <text:p text:style-name="P46"><text:span text:style-name="Source_20_Text"><text:span text:style-name="T15">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46"><text:span text:style-name="Source_20_Text"><text:span text:style-name="T15">ResultSet.TYPE_SCROLL_INSENSITIVE</text:span></text:span> result sets are always cached on the client. The reason is quite simple – the Firebird API does not provide scrollable cursor support, navigation is possible only in one direction.</text:p>
        </text:list-item>
        <text:list-item>
          <text:p text:style-name="P46"><text:span text:style-name="Source_20_Text"><text:span text:style-name="T15">ResultSet.HOLD_CURSORS_OVER_COMMIT</text:span></text:span> holdability is supported in Jaybird only for result sets of type <text:span text:style-name="Source_20_Text"><text:span text:style-name="T15">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15">PreparedStatement.getParameterMetaData</text:span></text:span> method before all of the OUT parameters are registered. Otherwise the corresponding method of <text:span text:style-name="Source_20_Text"><text:span text:style-name="T15">CallableStatement</text:span></text:span> throws an <text:span text:style-name="Source_20_Text"><text:span text:style-name="T15">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15">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15">XAResource.forget(Xid)</text:span></text:span> is called.</text:p>
      <text:h text:style-name="Heading_20_3" text:outline-level="3"><text:bookmark-start text:name="__RefHeading__3722_2133805793"/>Compatibility with <text:span text:style-name="T33">com.sun.rowset.*</text:span><text:bookmark-end text:name="__RefHeading__3722_2133805793"/></text:h>
      <text:p text:style-name="P22">The reference implementation of <text:span text:style-name="T16">javax.sql.rowset</text:span> included with Java in package <text:span text:style-name="T16">com.sun.rowset</text:span> does not correctly look up columns by name as it ignores column aliases and only allows look up by the original column name<text:note text:id="ftn3" text:note-class="footnote"><text:note-citation>2</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pan text:style-name="T16">com.sun.rowset.CachedRowSetImpl</text:span>).</text:p>
      <text:p text:style-name="P22"><text:soft-page-break/>We advise you to either only access columns by their index or use an implementation which correctly uses the column label for column lookup (which is either the alias or the original column name if no alias was 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contextual-spacing="false"/>
      <style:text-properties style:font-name="Times New Roman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meta:creation-date>2004-07-23T10:39:52</meta:creation-date>
    <dc:date>2012-12-08T15:12:37.56</dc:date>
    <meta:print-date>2011-10-09T10:12:42.06</meta:print-date>
    <dc:language>en-US</dc:language>
    <meta:editing-cycles>406</meta:editing-cycles>
    <meta:editing-duration>P4DT7H31M36S</meta:editing-duration>
    <meta:document-statistic meta:table-count="3" meta:image-count="0" meta:object-count="0" meta:page-count="14" meta:paragraph-count="502" meta:word-count="5655" meta:character-count="39819" meta:non-whitespace-character-count="34692"/>
    <meta:user-defined meta:name="Info 1"/>
    <meta:user-defined meta:name="Info 2"/>
    <meta:user-defined meta:name="Info 3"/>
    <meta:user-defined meta:name="Info 4"/>
  </office:meta>
</office:document-meta>
</file>